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ff66"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ackground-color="#3333ff" fo:border="0.002cm solid #000000"/>
      <style:text-properties fo:color="#ffffff"/>
    </style:style>
    <style:style style:name="ce5" style:family="table-cell" style:parent-style-name="Default">
      <style:table-cell-properties fo:background-color="#cc99ff" fo:border="0.002cm solid #000000"/>
    </style:style>
    <style:style style:name="ce6" style:family="table-cell" style:parent-style-name="Default">
      <style:table-cell-properties fo:background-color="#ffff00" fo:border="0.002cm solid #000000"/>
    </style:style>
    <style:style style:name="ce7" style:family="table-cell" style:parent-style-name="Default">
      <style:table-cell-properties fo:background-color="#cccccc" fo:border="0.002cm solid #000000"/>
    </style:style>
    <style:style style:name="ce8" style:family="table-cell" style:parent-style-name="Default">
      <style:table-cell-properties fo:background-color="#339966" fo:border="0.002cm solid #000000"/>
      <style:text-properties fo:color="#ffffff"/>
    </style:style>
    <style:style style:name="ce9" style:family="table-cell" style:parent-style-name="Default">
      <style:table-cell-properties fo:background-color="#996600" fo:border="0.002cm solid #000000"/>
      <style:text-properties fo:color="#ffffff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39966"/>
    </style:style>
    <style:style style:name="ce18" style:family="table-cell" style:parent-style-name="Default">
      <style:table-cell-properties fo:background-color="#33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6600"/>
    </style:style>
    <style:style style:name="ce20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lha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0" table:default-cell-style-name="Default"/>
        <table:table-row table:style-name="ro2">
          <table:table-cell/>
          <table:table-cell table:style-name="ce10" office:value-type="string" table:number-columns-spanned="5" table:number-rows-spanned="1">
            <text:p>CLASS M</text:p>
          </table:table-cell>
          <table:covered-table-cell table:number-columns-repeated="4"/>
          <table:table-cell table:style-name="ce12" office:value-type="string" table:number-columns-spanned="6" table:number-rows-spanned="1">
            <text:p>CLASS L</text:p>
          </table:table-cell>
          <table:covered-table-cell table:number-columns-repeated="5"/>
          <table:table-cell table:style-name="ce13" office:value-type="string">
            <text:p>O</text:p>
          </table:table-cell>
          <table:table-cell table:style-name="ce14" office:value-type="string">
            <text:p>G</text:p>
          </table:table-cell>
          <table:table-cell table:style-name="ce15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7"/>
          <table:table-cell table:style-name="ce19"/>
          <table:table-cell table:number-columns-repeated="2" table:style-name="ce20" office:value-type="string">
            <text:p>N</text:p>
          </table:table-cell>
          <table:table-cell/>
        </table:table-row>
        <table:table-row table:style-name="ro2">
          <table:table-cell/>
          <table:table-cell office:value-type="string">
            <text:p>Lush</text:p>
          </table:table-cell>
          <table:table-cell office:value-type="string">
            <text:p>Continental</text:p>
          </table:table-cell>
          <table:table-cell office:value-type="string">
            <text:p>Retinal</text:p>
          </table:table-cell>
          <table:table-cell office:value-type="string">
            <text:p>Savannah</text:p>
          </table:table-cell>
          <table:table-cell office:value-type="string">
            <text:p>Alpine</text:p>
          </table:table-cell>
          <table:table-cell office:value-type="string">
            <text:p>Wet Marg.</text:p>
          </table:table-cell>
          <table:table-cell office:value-type="string">
            <text:p>Dry Marg.</text:p>
          </table:table-cell>
          <table:table-cell office:value-type="string">
            <text:p>Cold Marg.</text:p>
          </table:table-cell>
          <table:table-cell office:value-type="string">
            <text:p>Tropical</text:p>
          </table:table-cell>
          <table:table-cell office:value-type="string">
            <text:p>Arid</text:p>
          </table:table-cell>
          <table:table-cell office:value-type="string">
            <text:p>Steppes</text:p>
          </table:table-cell>
          <table:table-cell office:value-type="string">
            <text:p>Pelagic</text:p>
          </table:table-cell>
          <table:table-cell office:value-type="string">
            <text:p>Cambrian</text:p>
          </table:table-cell>
          <table:table-cell office:value-type="string">
            <text:p>Desert</text:p>
          </table:table-cell>
          <table:table-cell office:value-type="string">
            <text:p>Glaciated</text:p>
          </table:table-cell>
          <table:table-cell office:value-type="string">
            <text:p>Terraformed</text:p>
          </table:table-cell>
          <table:table-cell office:value-type="string">
            <text:p>Tomb</text:p>
          </table:table-cell>
          <table:table-cell office:value-type="string">
            <text:p>Hot GH</text:p>
          </table:table-cell>
          <table:table-cell office:value-type="string">
            <text:p>Cold GH</text:p>
          </table:table-cell>
          <table:table-cell/>
        </table:table-row>
        <table:table-row table:style-name="ro2">
          <table:table-cell office:value-type="string">
            <text:p>Temperature (0-100)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umidity (0-100)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2"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Vegetation (0-100)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float" office:value="35">
            <text:p>35</text:p>
          </table:table-cell>
          <table:table-cell office:value-type="float" office:value="65">
            <text:p>65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iome diversity (0-15)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otal</text:p>
          </table:table-cell>
          <table:table-cell table:formula="of:=SUM([.B3:.B6])" office:value-type="float" office:value="165">
            <text:p>165</text:p>
          </table:table-cell>
          <table:table-cell table:formula="of:=SUM([.C3:.C6])" office:value-type="float" office:value="160">
            <text:p>160</text:p>
          </table:table-cell>
          <table:table-cell table:formula="of:=SUM([.D3:.D6])" office:value-type="float" office:value="170">
            <text:p>170</text:p>
          </table:table-cell>
          <table:table-cell table:formula="of:=SUM([.E3:.E6])" office:value-type="float" office:value="150">
            <text:p>150</text:p>
          </table:table-cell>
          <table:table-cell table:formula="of:=SUM([.F3:.F6])" office:value-type="float" office:value="130">
            <text:p>130</text:p>
          </table:table-cell>
          <table:table-cell table:formula="of:=SUM([.G3:.G6])" office:value-type="float" office:value="140">
            <text:p>140</text:p>
          </table:table-cell>
          <table:table-cell table:formula="of:=SUM([.H3:.H6])" office:value-type="float" office:value="130">
            <text:p>130</text:p>
          </table:table-cell>
          <table:table-cell table:formula="of:=SUM([.I3:.I6])" office:value-type="float" office:value="110">
            <text:p>110</text:p>
          </table:table-cell>
          <table:table-cell table:formula="of:=SUM([.J3:.J6])" office:value-type="float" office:value="190">
            <text:p>190</text:p>
          </table:table-cell>
          <table:table-cell table:formula="of:=SUM([.K3:.K6])" office:value-type="float" office:value="130">
            <text:p>130</text:p>
          </table:table-cell>
          <table:table-cell table:formula="of:=SUM([.L3:.L6])" office:value-type="float" office:value="110">
            <text:p>110</text:p>
          </table:table-cell>
          <table:table-cell table:formula="of:=SUM([.M3:.M6])" office:value-type="float" office:value="180">
            <text:p>180</text:p>
          </table:table-cell>
          <table:table-cell table:formula="of:=SUM([.N3:.N6])" office:value-type="float" office:value="140">
            <text:p>140</text:p>
          </table:table-cell>
          <table:table-cell table:formula="of:=SUM([.O3:.O6])" office:value-type="float" office:value="110">
            <text:p>110</text:p>
          </table:table-cell>
          <table:table-cell table:formula="of:=SUM([.P3:.P6])" office:value-type="float" office:value="60">
            <text:p>60</text:p>
          </table:table-cell>
          <table:table-cell table:formula="of:=SUM([.Q3:.Q6])" office:value-type="float" office:value="140">
            <text:p>140</text:p>
          </table:table-cell>
          <table:table-cell table:formula="of:=SUM([.R3:.R6])" office:value-type="float" office:value="140">
            <text:p>140</text:p>
          </table:table-cell>
          <table:table-cell table:number-columns-repeated="3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>
            <text:p>Habitability relation</text:p>
          </table:table-cell>
          <table:table-cell office:value-type="string">
            <text:p>Lush</text:p>
          </table:table-cell>
          <table:table-cell office:value-type="string">
            <text:p>Continental</text:p>
          </table:table-cell>
          <table:table-cell office:value-type="string">
            <text:p>Retinal</text:p>
          </table:table-cell>
          <table:table-cell office:value-type="string">
            <text:p>Savannah</text:p>
          </table:table-cell>
          <table:table-cell office:value-type="string">
            <text:p>Alpine</text:p>
          </table:table-cell>
          <table:table-cell office:value-type="string">
            <text:p>Wet Marg.</text:p>
          </table:table-cell>
          <table:table-cell office:value-type="string">
            <text:p>Dry Marg.</text:p>
          </table:table-cell>
          <table:table-cell office:value-type="string">
            <text:p>Cold Marg.</text:p>
          </table:table-cell>
          <table:table-cell office:value-type="string">
            <text:p>Tropical</text:p>
          </table:table-cell>
          <table:table-cell office:value-type="string">
            <text:p>Arid</text:p>
          </table:table-cell>
          <table:table-cell office:value-type="string">
            <text:p>Steppes</text:p>
          </table:table-cell>
          <table:table-cell office:value-type="string">
            <text:p>Pelagic</text:p>
          </table:table-cell>
          <table:table-cell office:value-type="string">
            <text:p>Cambrian</text:p>
          </table:table-cell>
          <table:table-cell office:value-type="string">
            <text:p>Desert</text:p>
          </table:table-cell>
          <table:table-cell office:value-type="string">
            <text:p>Glaciated</text:p>
          </table:table-cell>
          <table:table-cell office:value-type="string">
            <text:p>Terraformed</text:p>
          </table:table-cell>
          <table:table-cell office:value-type="string">
            <text:p>Tomb</text:p>
          </table:table-cell>
          <table:table-cell office:value-type="string">
            <text:p>Hot GH</text:p>
          </table:table-cell>
          <table:table-cell office:value-type="string">
            <text:p>Cold GH</text:p>
          </table:table-cell>
          <table:table-cell office:value-type="string">
            <text:p>score</text:p>
          </table:table-cell>
        </table:table-row>
        <table:table-row table:style-name="ro2">
          <table:table-cell office:value-type="string">
            <text:p>Lush</text:p>
          </table:table-cell>
          <table:table-cell table:formula="of:=70-(ABS([.$B3]-[.B3])+ABS([.$B4]-[.B4])+ABS([.$B5]-[.B5]))+[.B6]" office:value-type="float" office:value="85">
            <text:p>85</text:p>
          </table:table-cell>
          <table:table-cell table:formula="of:=70-(ABS([.$B3]-[.C3])+ABS([.$B4]-[.C4])+ABS([.$B5]-[.C5]))+[.C6]" office:value-type="float" office:value="70">
            <text:p>70</text:p>
          </table:table-cell>
          <table:table-cell table:formula="of:=70-(ABS([.$B3]-[.D3])+ABS([.$B4]-[.D4])+ABS([.$B5]-[.D5]))+[.D6]" office:value-type="float" office:value="70">
            <text:p>70</text:p>
          </table:table-cell>
          <table:table-cell table:formula="of:=70-(ABS([.$B3]-[.E3])+ABS([.$B4]-[.E4])+ABS([.$B5]-[.E5]))+[.E6]" office:value-type="float" office:value="50">
            <text:p>50</text:p>
          </table:table-cell>
          <table:table-cell table:formula="of:=70-(ABS([.$B3]-[.F3])+ABS([.$B4]-[.F4])+ABS([.$B5]-[.F5]))+[.F6]" office:value-type="float" office:value="50">
            <text:p>50</text:p>
          </table:table-cell>
          <table:table-cell table:formula="of:=70-(ABS([.$B3]-[.G3])+ABS([.$B4]-[.G4])+ABS([.$B5]-[.G5]))+[.G6]" office:value-type="float" office:value="60">
            <text:p>60</text:p>
          </table:table-cell>
          <table:table-cell table:formula="of:=70-(ABS([.$B3]-[.H3])+ABS([.$B4]-[.H4])+ABS([.$B5]-[.H5]))+[.H6]" office:value-type="float" office:value="30">
            <text:p>30</text:p>
          </table:table-cell>
          <table:table-cell table:formula="of:=70-(ABS([.$B3]-[.I3])+ABS([.$B4]-[.I4])+ABS([.$B5]-[.I5]))+[.I6]" office:value-type="float" office:value="30">
            <text:p>30</text:p>
          </table:table-cell>
          <table:table-cell table:formula="of:=70-(ABS([.$B3]-[.J3])+ABS([.$B4]-[.J4])+ABS([.$B5]-[.J5]))+[.J6]" office:value-type="float" office:value="40">
            <text:p>40</text:p>
          </table:table-cell>
          <table:table-cell table:formula="of:=70-(ABS([.$B3]-[.K3])+ABS([.$B4]-[.K4])+ABS([.$B5]-[.K5]))+[.K6]" office:value-type="float" office:value="20">
            <text:p>20</text:p>
          </table:table-cell>
          <table:table-cell table:formula="of:=70-(ABS([.$B3]-[.L3])+ABS([.$B4]-[.L4])+ABS([.$B5]-[.L5]))+[.L6]" office:value-type="float" office:value="30">
            <text:p>30</text:p>
          </table:table-cell>
          <table:table-cell table:formula="of:=70-(ABS([.$B3]-[.M3])+ABS([.$B4]-[.M4])+ABS([.$B5]-[.M5]))+[.M6]" office:value-type="float" office:value="40">
            <text:p>40</text:p>
          </table:table-cell>
          <table:table-cell table:formula="of:=70-(ABS([.$B3]-[.N3])+ABS([.$B4]-[.N4])+ABS([.$B5]-[.N5]))+[.N6]" office:value-type="float" office:value="40">
            <text:p>40</text:p>
          </table:table-cell>
          <table:table-cell table:formula="of:=70-(ABS([.$B3]-[.O3])+ABS([.$B4]-[.O4])+ABS([.$B5]-[.O5]))+[.O6]" office:value-type="float" office:value="-20">
            <text:p>-20</text:p>
          </table:table-cell>
          <table:table-cell table:formula="of:=70-(ABS([.$B3]-[.P3])+ABS([.$B4]-[.P4])+ABS([.$B5]-[.P5]))+[.P6]" office:value-type="float" office:value="-20">
            <text:p>-20</text:p>
          </table:table-cell>
          <table:table-cell table:formula="of:=70-(ABS([.$B3]-[.Q3])+ABS([.$B4]-[.Q4])+ABS([.$B5]-[.Q5]))+[.Q6]" office:value-type="float" office:value="60">
            <text:p>60</text:p>
          </table:table-cell>
          <table:table-cell table:formula="of:=70-(ABS([.$B3]-[.R3])+ABS([.$B4]-[.R4])+ABS([.$B5]-[.R5]))+[.R6]" office:value-type="float" office:value="0">
            <text:p>0</text:p>
          </table:table-cell>
          <table:table-cell table:formula="of:=70-(ABS([.$B3]-[.S3])+ABS([.$B4]-[.S4])+ABS([.$B5]-[.S5]))+[.S6]" office:value-type="float" office:value="-30">
            <text:p>-30</text:p>
          </table:table-cell>
          <table:table-cell table:formula="of:=70-(ABS([.$B3]-[.T3])+ABS([.$B4]-[.T4])+ABS([.$B5]-[.T5]))+[.T6]" office:value-type="float" office:value="-30">
            <text:p>-30</text:p>
          </table:table-cell>
          <table:table-cell table:formula="of:=SUM([.B11:.T11])" office:value-type="float" office:value="575">
            <text:p>575</text:p>
          </table:table-cell>
        </table:table-row>
        <table:table-row table:style-name="ro2">
          <table:table-cell office:value-type="string">
            <text:p>Continental</text:p>
          </table:table-cell>
          <table:table-cell table:formula="of:=70-(ABS([.$C3]-[.B3])+ABS([.$C4]-[.B4])+ABS([.$C5]-[.B5]))+[.B6]" office:value-type="float" office:value="70">
            <text:p>70</text:p>
          </table:table-cell>
          <table:table-cell table:formula="of:=70-(ABS([.$C3]-[.C3])+ABS([.$C4]-[.C4])+ABS([.$C5]-[.C5]))+[.C6]" office:value-type="float" office:value="85">
            <text:p>85</text:p>
          </table:table-cell>
          <table:table-cell table:formula="of:=70-(ABS([.$C3]-[.D3])+ABS([.$C4]-[.D4])+ABS([.$C5]-[.D5]))+[.D6]" office:value-type="float" office:value="55">
            <text:p>55</text:p>
          </table:table-cell>
          <table:table-cell table:formula="of:=70-(ABS([.$C3]-[.E3])+ABS([.$C4]-[.E4])+ABS([.$C5]-[.E5]))+[.E6]" office:value-type="float" office:value="65">
            <text:p>65</text:p>
          </table:table-cell>
          <table:table-cell table:formula="of:=70-(ABS([.$C3]-[.F3])+ABS([.$C4]-[.F4])+ABS([.$C5]-[.F5]))+[.F6]" office:value-type="float" office:value="55">
            <text:p>55</text:p>
          </table:table-cell>
          <table:table-cell table:formula="of:=70-(ABS([.$C3]-[.G3])+ABS([.$C4]-[.G4])+ABS([.$C5]-[.G5]))+[.G6]" office:value-type="float" office:value="65">
            <text:p>65</text:p>
          </table:table-cell>
          <table:table-cell table:formula="of:=70-(ABS([.$C3]-[.H3])+ABS([.$C4]-[.H4])+ABS([.$C5]-[.H5]))+[.H6]" office:value-type="float" office:value="45">
            <text:p>45</text:p>
          </table:table-cell>
          <table:table-cell table:formula="of:=70-(ABS([.$C3]-[.I3])+ABS([.$C4]-[.I4])+ABS([.$C5]-[.I5]))+[.I6]" office:value-type="float" office:value="35">
            <text:p>35</text:p>
          </table:table-cell>
          <table:table-cell table:formula="of:=70-(ABS([.$C3]-[.J3])+ABS([.$C4]-[.J4])+ABS([.$C5]-[.J5]))+[.J6]" office:value-type="float" office:value="35">
            <text:p>35</text:p>
          </table:table-cell>
          <table:table-cell table:formula="of:=70-(ABS([.$C3]-[.K3])+ABS([.$C4]-[.K4])+ABS([.$C5]-[.K5]))+[.K6]" office:value-type="float" office:value="35">
            <text:p>35</text:p>
          </table:table-cell>
          <table:table-cell table:formula="of:=70-(ABS([.$C3]-[.L3])+ABS([.$C4]-[.L4])+ABS([.$C5]-[.L5]))+[.L6]" office:value-type="float" office:value="35">
            <text:p>35</text:p>
          </table:table-cell>
          <table:table-cell table:formula="of:=70-(ABS([.$C3]-[.M3])+ABS([.$C4]-[.M4])+ABS([.$C5]-[.M5]))+[.M6]" office:value-type="float" office:value="35">
            <text:p>35</text:p>
          </table:table-cell>
          <table:table-cell table:formula="of:=70-(ABS([.$C3]-[.N3])+ABS([.$C4]-[.N4])+ABS([.$C5]-[.N5]))+[.N6]" office:value-type="float" office:value="55">
            <text:p>55</text:p>
          </table:table-cell>
          <table:table-cell table:formula="of:=70-(ABS([.$C3]-[.O3])+ABS([.$C4]-[.O4])+ABS([.$C5]-[.O5]))+[.O6]" office:value-type="float" office:value="-5">
            <text:p>-5</text:p>
          </table:table-cell>
          <table:table-cell table:formula="of:=70-(ABS([.$C3]-[.P3])+ABS([.$C4]-[.P4])+ABS([.$C5]-[.P5]))+[.P6]" office:value-type="float" office:value="-15">
            <text:p>-15</text:p>
          </table:table-cell>
          <table:table-cell table:formula="of:=70-(ABS([.$C3]-[.Q3])+ABS([.$C4]-[.Q4])+ABS([.$C5]-[.Q5]))+[.Q6]" office:value-type="float" office:value="65">
            <text:p>65</text:p>
          </table:table-cell>
          <table:table-cell table:formula="of:=70-(ABS([.$C3]-[.R3])+ABS([.$C4]-[.R4])+ABS([.$C5]-[.R5]))+[.R6]" office:value-type="float" office:value="-5">
            <text:p>-5</text:p>
          </table:table-cell>
          <table:table-cell table:formula="of:=70-(ABS([.$C3]-[.S3])+ABS([.$C4]-[.S4])+ABS([.$C5]-[.S5]))+[.S6]" office:value-type="float" office:value="-25">
            <text:p>-25</text:p>
          </table:table-cell>
          <table:table-cell table:formula="of:=70-(ABS([.$C3]-[.T3])+ABS([.$C4]-[.T4])+ABS([.$C5]-[.T5]))+[.T6]" office:value-type="float" office:value="-35">
            <text:p>-35</text:p>
          </table:table-cell>
          <table:table-cell table:formula="of:=SUM([.B12:.T12])" office:value-type="float" office:value="650">
            <text:p>650</text:p>
          </table:table-cell>
        </table:table-row>
        <table:table-row table:style-name="ro2">
          <table:table-cell office:value-type="string">
            <text:p>Retinal</text:p>
          </table:table-cell>
          <table:table-cell table:formula="of:=70-(ABS([.$D3]-[.B3])+ABS([.$D4]-[.B4])+ABS([.$D5]-[.B5]))+[.B6]" office:value-type="float" office:value="75">
            <text:p>75</text:p>
          </table:table-cell>
          <table:table-cell table:formula="of:=70-(ABS([.$D3]-[.C3])+ABS([.$D4]-[.C4])+ABS([.$D5]-[.C5]))+[.C6]" office:value-type="float" office:value="60">
            <text:p>60</text:p>
          </table:table-cell>
          <table:table-cell table:formula="of:=70-(ABS([.$D3]-[.D3])+ABS([.$D4]-[.D4])+ABS([.$D5]-[.D5]))+[.D6]" office:value-type="float" office:value="80">
            <text:p>80</text:p>
          </table:table-cell>
          <table:table-cell table:formula="of:=70-(ABS([.$D3]-[.E3])+ABS([.$D4]-[.E4])+ABS([.$D5]-[.E5]))+[.E6]" office:value-type="float" office:value="40">
            <text:p>40</text:p>
          </table:table-cell>
          <table:table-cell table:formula="of:=70-(ABS([.$D3]-[.F3])+ABS([.$D4]-[.F4])+ABS([.$D5]-[.F5]))+[.F6]" office:value-type="float" office:value="40">
            <text:p>40</text:p>
          </table:table-cell>
          <table:table-cell table:formula="of:=70-(ABS([.$D3]-[.G3])+ABS([.$D4]-[.G4])+ABS([.$D5]-[.G5]))+[.G6]" office:value-type="float" office:value="50">
            <text:p>50</text:p>
          </table:table-cell>
          <table:table-cell table:formula="of:=70-(ABS([.$D3]-[.H3])+ABS([.$D4]-[.H4])+ABS([.$D5]-[.H5]))+[.H6]" office:value-type="float" office:value="20">
            <text:p>20</text:p>
          </table:table-cell>
          <table:table-cell table:formula="of:=70-(ABS([.$D3]-[.I3])+ABS([.$D4]-[.I4])+ABS([.$D5]-[.I5]))+[.I6]" office:value-type="float" office:value="20">
            <text:p>20</text:p>
          </table:table-cell>
          <table:table-cell table:formula="of:=70-(ABS([.$D3]-[.J3])+ABS([.$D4]-[.J4])+ABS([.$D5]-[.J5]))+[.J6]" office:value-type="float" office:value="50">
            <text:p>50</text:p>
          </table:table-cell>
          <table:table-cell table:formula="of:=70-(ABS([.$D3]-[.K3])+ABS([.$D4]-[.K4])+ABS([.$D5]-[.K5]))+[.K6]" office:value-type="float" office:value="10">
            <text:p>10</text:p>
          </table:table-cell>
          <table:table-cell table:formula="of:=70-(ABS([.$D3]-[.L3])+ABS([.$D4]-[.L4])+ABS([.$D5]-[.L5]))+[.L6]" office:value-type="float" office:value="20">
            <text:p>20</text:p>
          </table:table-cell>
          <table:table-cell table:formula="of:=70-(ABS([.$D3]-[.M3])+ABS([.$D4]-[.M4])+ABS([.$D5]-[.M5]))+[.M6]" office:value-type="float" office:value="50">
            <text:p>50</text:p>
          </table:table-cell>
          <table:table-cell table:formula="of:=70-(ABS([.$D3]-[.N3])+ABS([.$D4]-[.N4])+ABS([.$D5]-[.N5]))+[.N6]" office:value-type="float" office:value="30">
            <text:p>30</text:p>
          </table:table-cell>
          <table:table-cell table:formula="of:=70-(ABS([.$D3]-[.O3])+ABS([.$D4]-[.O4])+ABS([.$D5]-[.O5]))+[.O6]" office:value-type="float" office:value="-30">
            <text:p>-30</text:p>
          </table:table-cell>
          <table:table-cell table:formula="of:=70-(ABS([.$D3]-[.P3])+ABS([.$D4]-[.P4])+ABS([.$D5]-[.P5]))+[.P6]" office:value-type="float" office:value="-30">
            <text:p>-30</text:p>
          </table:table-cell>
          <table:table-cell table:formula="of:=70-(ABS([.$D3]-[.Q3])+ABS([.$D4]-[.Q4])+ABS([.$D5]-[.Q5]))+[.Q6]" office:value-type="float" office:value="50">
            <text:p>50</text:p>
          </table:table-cell>
          <table:table-cell table:formula="of:=70-(ABS([.$D3]-[.R3])+ABS([.$D4]-[.R4])+ABS([.$D5]-[.R5]))+[.R6]" office:value-type="float" office:value="0">
            <text:p>0</text:p>
          </table:table-cell>
          <table:table-cell table:formula="of:=70-(ABS([.$D3]-[.S3])+ABS([.$D4]-[.S4])+ABS([.$D5]-[.S5]))+[.S6]" office:value-type="float" office:value="-40">
            <text:p>-40</text:p>
          </table:table-cell>
          <table:table-cell table:formula="of:=70-(ABS([.$D3]-[.T3])+ABS([.$D4]-[.T4])+ABS([.$D5]-[.T5]))+[.T6]" office:value-type="float" office:value="-40">
            <text:p>-40</text:p>
          </table:table-cell>
          <table:table-cell table:formula="of:=SUM([.B13:.T13])" office:value-type="float" office:value="455">
            <text:p>455</text:p>
          </table:table-cell>
        </table:table-row>
        <table:table-row table:style-name="ro2">
          <table:table-cell office:value-type="string">
            <text:p>Savannah</text:p>
          </table:table-cell>
          <table:table-cell table:formula="of:=70-(ABS([.$E3]-[.B3])+ABS([.$E4]-[.B4])+ABS([.$E5]-[.B5]))+[.B6]" office:value-type="float" office:value="55">
            <text:p>55</text:p>
          </table:table-cell>
          <table:table-cell table:formula="of:=70-(ABS([.$E3]-[.C3])+ABS([.$E4]-[.C4])+ABS([.$E5]-[.C5]))+[.C6]" office:value-type="float" office:value="70">
            <text:p>70</text:p>
          </table:table-cell>
          <table:table-cell table:formula="of:=70-(ABS([.$E3]-[.D3])+ABS([.$E4]-[.D4])+ABS([.$E5]-[.D5]))+[.D6]" office:value-type="float" office:value="40">
            <text:p>40</text:p>
          </table:table-cell>
          <table:table-cell table:formula="of:=70-(ABS([.$E3]-[.E3])+ABS([.$E4]-[.E4])+ABS([.$E5]-[.E5]))+[.E6]" office:value-type="float" office:value="80">
            <text:p>80</text:p>
          </table:table-cell>
          <table:table-cell table:formula="of:=70-(ABS([.$E3]-[.F3])+ABS([.$E4]-[.F4])+ABS([.$E5]-[.F5]))+[.F6]" office:value-type="float" office:value="60">
            <text:p>60</text:p>
          </table:table-cell>
          <table:table-cell table:formula="of:=70-(ABS([.$E3]-[.G3])+ABS([.$E4]-[.G4])+ABS([.$E5]-[.G5]))+[.G6]" office:value-type="float" office:value="50">
            <text:p>50</text:p>
          </table:table-cell>
          <table:table-cell table:formula="of:=70-(ABS([.$E3]-[.H3])+ABS([.$E4]-[.H4])+ABS([.$E5]-[.H5]))+[.H6]" office:value-type="float" office:value="60">
            <text:p>60</text:p>
          </table:table-cell>
          <table:table-cell table:formula="of:=70-(ABS([.$E3]-[.I3])+ABS([.$E4]-[.I4])+ABS([.$E5]-[.I5]))+[.I6]" office:value-type="float" office:value="40">
            <text:p>40</text:p>
          </table:table-cell>
          <table:table-cell table:formula="of:=70-(ABS([.$E3]-[.J3])+ABS([.$E4]-[.J4])+ABS([.$E5]-[.J5]))+[.J6]" office:value-type="float" office:value="30">
            <text:p>30</text:p>
          </table:table-cell>
          <table:table-cell table:formula="of:=70-(ABS([.$E3]-[.K3])+ABS([.$E4]-[.K4])+ABS([.$E5]-[.K5]))+[.K6]" office:value-type="float" office:value="50">
            <text:p>50</text:p>
          </table:table-cell>
          <table:table-cell table:formula="of:=70-(ABS([.$E3]-[.L3])+ABS([.$E4]-[.L4])+ABS([.$E5]-[.L5]))+[.L6]" office:value-type="float" office:value="40">
            <text:p>40</text:p>
          </table:table-cell>
          <table:table-cell table:formula="of:=70-(ABS([.$E3]-[.M3])+ABS([.$E4]-[.M4])+ABS([.$E5]-[.M5]))+[.M6]" office:value-type="float" office:value="20">
            <text:p>20</text:p>
          </table:table-cell>
          <table:table-cell table:formula="of:=70-(ABS([.$E3]-[.N3])+ABS([.$E4]-[.N4])+ABS([.$E5]-[.N5]))+[.N6]" office:value-type="float" office:value="70">
            <text:p>70</text:p>
          </table:table-cell>
          <table:table-cell table:formula="of:=70-(ABS([.$E3]-[.O3])+ABS([.$E4]-[.O4])+ABS([.$E5]-[.O5]))+[.O6]" office:value-type="float" office:value="10">
            <text:p>10</text:p>
          </table:table-cell>
          <table:table-cell table:formula="of:=70-(ABS([.$E3]-[.P3])+ABS([.$E4]-[.P4])+ABS([.$E5]-[.P5]))+[.P6]" office:value-type="float" office:value="-10">
            <text:p>-10</text:p>
          </table:table-cell>
          <table:table-cell table:formula="of:=70-(ABS([.$E3]-[.Q3])+ABS([.$E4]-[.Q4])+ABS([.$E5]-[.Q5]))+[.Q6]" office:value-type="float" office:value="60">
            <text:p>60</text:p>
          </table:table-cell>
          <table:table-cell table:formula="of:=70-(ABS([.$E3]-[.R3])+ABS([.$E4]-[.R4])+ABS([.$E5]-[.R5]))+[.R6]" office:value-type="float" office:value="-10">
            <text:p>-10</text:p>
          </table:table-cell>
          <table:table-cell table:formula="of:=70-(ABS([.$E3]-[.S3])+ABS([.$E4]-[.S4])+ABS([.$E5]-[.S5]))+[.S6]" office:value-type="float" office:value="-20">
            <text:p>-20</text:p>
          </table:table-cell>
          <table:table-cell table:formula="of:=70-(ABS([.$E3]-[.T3])+ABS([.$E4]-[.T4])+ABS([.$E5]-[.T5]))+[.T6]" office:value-type="float" office:value="-40">
            <text:p>-40</text:p>
          </table:table-cell>
          <table:table-cell table:formula="of:=SUM([.B14:.T14])" office:value-type="float" office:value="655">
            <text:p>655</text:p>
          </table:table-cell>
        </table:table-row>
        <table:table-row table:style-name="ro2">
          <table:table-cell office:value-type="string">
            <text:p>Alpine</text:p>
          </table:table-cell>
          <table:table-cell table:formula="of:=70-(ABS([.$F3]-[.B3])+ABS([.$F4]-[.B4])+ABS([.$F5]-[.B5]))+[.B6]" office:value-type="float" office:value="55">
            <text:p>55</text:p>
          </table:table-cell>
          <table:table-cell table:formula="of:=70-(ABS([.$F3]-[.C3])+ABS([.$F4]-[.C4])+ABS([.$F5]-[.C5]))+[.C6]" office:value-type="float" office:value="60">
            <text:p>60</text:p>
          </table:table-cell>
          <table:table-cell table:formula="of:=70-(ABS([.$F3]-[.D3])+ABS([.$F4]-[.D4])+ABS([.$F5]-[.D5]))+[.D6]" office:value-type="float" office:value="40">
            <text:p>40</text:p>
          </table:table-cell>
          <table:table-cell table:formula="of:=70-(ABS([.$F3]-[.E3])+ABS([.$F4]-[.E4])+ABS([.$F5]-[.E5]))+[.E6]" office:value-type="float" office:value="60">
            <text:p>60</text:p>
          </table:table-cell>
          <table:table-cell table:formula="of:=70-(ABS([.$F3]-[.F3])+ABS([.$F4]-[.F4])+ABS([.$F5]-[.F5]))+[.F6]" office:value-type="float" office:value="80">
            <text:p>80</text:p>
          </table:table-cell>
          <table:table-cell table:formula="of:=70-(ABS([.$F3]-[.G3])+ABS([.$F4]-[.G4])+ABS([.$F5]-[.G5]))+[.G6]" office:value-type="float" office:value="60">
            <text:p>60</text:p>
          </table:table-cell>
          <table:table-cell table:formula="of:=70-(ABS([.$F3]-[.H3])+ABS([.$F4]-[.H4])+ABS([.$F5]-[.H5]))+[.H6]" office:value-type="float" office:value="40">
            <text:p>40</text:p>
          </table:table-cell>
          <table:table-cell table:formula="of:=70-(ABS([.$F3]-[.I3])+ABS([.$F4]-[.I4])+ABS([.$F5]-[.I5]))+[.I6]" office:value-type="float" office:value="60">
            <text:p>60</text:p>
          </table:table-cell>
          <table:table-cell table:formula="of:=70-(ABS([.$F3]-[.J3])+ABS([.$F4]-[.J4])+ABS([.$F5]-[.J5]))+[.J6]" office:value-type="float" office:value="10">
            <text:p>10</text:p>
          </table:table-cell>
          <table:table-cell table:formula="of:=70-(ABS([.$F3]-[.K3])+ABS([.$F4]-[.K4])+ABS([.$F5]-[.K5]))+[.K6]" office:value-type="float" office:value="30">
            <text:p>30</text:p>
          </table:table-cell>
          <table:table-cell table:formula="of:=70-(ABS([.$F3]-[.L3])+ABS([.$F4]-[.L4])+ABS([.$F5]-[.L5]))+[.L6]" office:value-type="float" office:value="60">
            <text:p>60</text:p>
          </table:table-cell>
          <table:table-cell table:formula="of:=70-(ABS([.$F3]-[.M3])+ABS([.$F4]-[.M4])+ABS([.$F5]-[.M5]))+[.M6]" office:value-type="float" office:value="10">
            <text:p>10</text:p>
          </table:table-cell>
          <table:table-cell table:formula="of:=70-(ABS([.$F3]-[.N3])+ABS([.$F4]-[.N4])+ABS([.$F5]-[.N5]))+[.N6]" office:value-type="float" office:value="50">
            <text:p>50</text:p>
          </table:table-cell>
          <table:table-cell table:formula="of:=70-(ABS([.$F3]-[.O3])+ABS([.$F4]-[.O4])+ABS([.$F5]-[.O5]))+[.O6]" office:value-type="float" office:value="-10">
            <text:p>-10</text:p>
          </table:table-cell>
          <table:table-cell table:formula="of:=70-(ABS([.$F3]-[.P3])+ABS([.$F4]-[.P4])+ABS([.$F5]-[.P5]))+[.P6]" office:value-type="float" office:value="10">
            <text:p>10</text:p>
          </table:table-cell>
          <table:table-cell table:formula="of:=70-(ABS([.$F3]-[.Q3])+ABS([.$F4]-[.Q4])+ABS([.$F5]-[.Q5]))+[.Q6]" office:value-type="float" office:value="70">
            <text:p>70</text:p>
          </table:table-cell>
          <table:table-cell table:formula="of:=70-(ABS([.$F3]-[.R3])+ABS([.$F4]-[.R4])+ABS([.$F5]-[.R5]))+[.R6]" office:value-type="float" office:value="10">
            <text:p>10</text:p>
          </table:table-cell>
          <table:table-cell table:formula="of:=70-(ABS([.$F3]-[.S3])+ABS([.$F4]-[.S4])+ABS([.$F5]-[.S5]))+[.S6]" office:value-type="float" office:value="-40">
            <text:p>-40</text:p>
          </table:table-cell>
          <table:table-cell table:formula="of:=70-(ABS([.$F3]-[.T3])+ABS([.$F4]-[.T4])+ABS([.$F5]-[.T5]))+[.T6]" office:value-type="float" office:value="-20">
            <text:p>-20</text:p>
          </table:table-cell>
          <table:table-cell table:formula="of:=SUM([.B15:.T15])" office:value-type="float" office:value="635">
            <text:p>635</text:p>
          </table:table-cell>
        </table:table-row>
        <table:table-row table:style-name="ro2">
          <table:table-cell office:value-type="string">
            <text:p>Wet Marg.</text:p>
          </table:table-cell>
          <table:table-cell table:formula="of:=70-(ABS([.$G3]-[.B3])+ABS([.$G4]-[.B4])+ABS([.$G5]-[.B5]))+[.B6]" office:value-type="float" office:value="70">
            <text:p>70</text:p>
          </table:table-cell>
          <table:table-cell table:formula="of:=70-(ABS([.$G3]-[.C3])+ABS([.$G4]-[.C4])+ABS([.$G5]-[.C5]))+[.C6]" office:value-type="float" office:value="75">
            <text:p>75</text:p>
          </table:table-cell>
          <table:table-cell table:formula="of:=70-(ABS([.$G3]-[.D3])+ABS([.$G4]-[.D4])+ABS([.$G5]-[.D5]))+[.D6]" office:value-type="float" office:value="55">
            <text:p>55</text:p>
          </table:table-cell>
          <table:table-cell table:formula="of:=70-(ABS([.$G3]-[.E3])+ABS([.$G4]-[.E4])+ABS([.$G5]-[.E5]))+[.E6]" office:value-type="float" office:value="55">
            <text:p>55</text:p>
          </table:table-cell>
          <table:table-cell table:formula="of:=70-(ABS([.$G3]-[.F3])+ABS([.$G4]-[.F4])+ABS([.$G5]-[.F5]))+[.F6]" office:value-type="float" office:value="65">
            <text:p>65</text:p>
          </table:table-cell>
          <table:table-cell table:formula="of:=70-(ABS([.$G3]-[.G3])+ABS([.$G4]-[.G4])+ABS([.$G5]-[.G5]))+[.G6]" office:value-type="float" office:value="75">
            <text:p>75</text:p>
          </table:table-cell>
          <table:table-cell table:formula="of:=70-(ABS([.$G3]-[.H3])+ABS([.$G4]-[.H4])+ABS([.$G5]-[.H5]))+[.H6]" office:value-type="float" office:value="35">
            <text:p>35</text:p>
          </table:table-cell>
          <table:table-cell table:formula="of:=70-(ABS([.$G3]-[.I3])+ABS([.$G4]-[.I4])+ABS([.$G5]-[.I5]))+[.I6]" office:value-type="float" office:value="45">
            <text:p>45</text:p>
          </table:table-cell>
          <table:table-cell table:formula="of:=70-(ABS([.$G3]-[.J3])+ABS([.$G4]-[.J4])+ABS([.$G5]-[.J5]))+[.J6]" office:value-type="float" office:value="25">
            <text:p>25</text:p>
          </table:table-cell>
          <table:table-cell table:formula="of:=70-(ABS([.$G3]-[.K3])+ABS([.$G4]-[.K4])+ABS([.$G5]-[.K5]))+[.K6]" office:value-type="float" office:value="25">
            <text:p>25</text:p>
          </table:table-cell>
          <table:table-cell table:formula="of:=70-(ABS([.$G3]-[.L3])+ABS([.$G4]-[.L4])+ABS([.$G5]-[.L5]))+[.L6]" office:value-type="float" office:value="45">
            <text:p>45</text:p>
          </table:table-cell>
          <table:table-cell table:formula="of:=70-(ABS([.$G3]-[.M3])+ABS([.$G4]-[.M4])+ABS([.$G5]-[.M5]))+[.M6]" office:value-type="float" office:value="25">
            <text:p>25</text:p>
          </table:table-cell>
          <table:table-cell table:formula="of:=70-(ABS([.$G3]-[.N3])+ABS([.$G4]-[.N4])+ABS([.$G5]-[.N5]))+[.N6]" office:value-type="float" office:value="45">
            <text:p>45</text:p>
          </table:table-cell>
          <table:table-cell table:formula="of:=70-(ABS([.$G3]-[.O3])+ABS([.$G4]-[.O4])+ABS([.$G5]-[.O5]))+[.O6]" office:value-type="float" office:value="-15">
            <text:p>-15</text:p>
          </table:table-cell>
          <table:table-cell table:formula="of:=70-(ABS([.$G3]-[.P3])+ABS([.$G4]-[.P4])+ABS([.$G5]-[.P5]))+[.P6]" office:value-type="float" office:value="-5">
            <text:p>-5</text:p>
          </table:table-cell>
          <table:table-cell table:formula="of:=70-(ABS([.$G3]-[.Q3])+ABS([.$G4]-[.Q4])+ABS([.$G5]-[.Q5]))+[.Q6]" office:value-type="float" office:value="75">
            <text:p>75</text:p>
          </table:table-cell>
          <table:table-cell table:formula="of:=70-(ABS([.$G3]-[.R3])+ABS([.$G4]-[.R4])+ABS([.$G5]-[.R5]))+[.R6]" office:value-type="float" office:value="5">
            <text:p>5</text:p>
          </table:table-cell>
          <table:table-cell table:formula="of:=70-(ABS([.$G3]-[.S3])+ABS([.$G4]-[.S4])+ABS([.$G5]-[.S5]))+[.S6]" office:value-type="float" office:value="-35">
            <text:p>-35</text:p>
          </table:table-cell>
          <table:table-cell table:formula="of:=70-(ABS([.$G3]-[.T3])+ABS([.$G4]-[.T4])+ABS([.$G5]-[.T5]))+[.T6]" office:value-type="float" office:value="-25">
            <text:p>-25</text:p>
          </table:table-cell>
          <table:table-cell table:formula="of:=SUM([.B16:.T16])" office:value-type="float" office:value="640">
            <text:p>640</text:p>
          </table:table-cell>
        </table:table-row>
        <table:table-row table:style-name="ro2">
          <table:table-cell office:value-type="string">
            <text:p>Dry Marg.</text:p>
          </table:table-cell>
          <table:table-cell table:formula="of:=70-(ABS([.$H3]-[.B3])+ABS([.$H4]-[.B4])+ABS([.$H5]-[.B5]))+[.B6]" office:value-type="float" office:value="40">
            <text:p>40</text:p>
          </table:table-cell>
          <table:table-cell table:formula="of:=70-(ABS([.$H3]-[.C3])+ABS([.$H4]-[.C4])+ABS([.$H5]-[.C5]))+[.C6]" office:value-type="float" office:value="55">
            <text:p>55</text:p>
          </table:table-cell>
          <table:table-cell table:formula="of:=70-(ABS([.$H3]-[.D3])+ABS([.$H4]-[.D4])+ABS([.$H5]-[.D5]))+[.D6]" office:value-type="float" office:value="25">
            <text:p>25</text:p>
          </table:table-cell>
          <table:table-cell table:formula="of:=70-(ABS([.$H3]-[.E3])+ABS([.$H4]-[.E4])+ABS([.$H5]-[.E5]))+[.E6]" office:value-type="float" office:value="65">
            <text:p>65</text:p>
          </table:table-cell>
          <table:table-cell table:formula="of:=70-(ABS([.$H3]-[.F3])+ABS([.$H4]-[.F4])+ABS([.$H5]-[.F5]))+[.F6]" office:value-type="float" office:value="45">
            <text:p>45</text:p>
          </table:table-cell>
          <table:table-cell table:formula="of:=70-(ABS([.$H3]-[.G3])+ABS([.$H4]-[.G4])+ABS([.$H5]-[.G5]))+[.G6]" office:value-type="float" office:value="35">
            <text:p>35</text:p>
          </table:table-cell>
          <table:table-cell table:formula="of:=70-(ABS([.$H3]-[.H3])+ABS([.$H4]-[.H4])+ABS([.$H5]-[.H5]))+[.H6]" office:value-type="float" office:value="75">
            <text:p>75</text:p>
          </table:table-cell>
          <table:table-cell table:formula="of:=70-(ABS([.$H3]-[.I3])+ABS([.$H4]-[.I4])+ABS([.$H5]-[.I5]))+[.I6]" office:value-type="float" office:value="45">
            <text:p>45</text:p>
          </table:table-cell>
          <table:table-cell table:formula="of:=70-(ABS([.$H3]-[.J3])+ABS([.$H4]-[.J4])+ABS([.$H5]-[.J5]))+[.J6]" office:value-type="float" office:value="15">
            <text:p>15</text:p>
          </table:table-cell>
          <table:table-cell table:formula="of:=70-(ABS([.$H3]-[.K3])+ABS([.$H4]-[.K4])+ABS([.$H5]-[.K5]))+[.K6]" office:value-type="float" office:value="65">
            <text:p>65</text:p>
          </table:table-cell>
          <table:table-cell table:formula="of:=70-(ABS([.$H3]-[.L3])+ABS([.$H4]-[.L4])+ABS([.$H5]-[.L5]))+[.L6]" office:value-type="float" office:value="45">
            <text:p>45</text:p>
          </table:table-cell>
          <table:table-cell table:formula="of:=70-(ABS([.$H3]-[.M3])+ABS([.$H4]-[.M4])+ABS([.$H5]-[.M5]))+[.M6]" office:value-type="float" office:value="5">
            <text:p>5</text:p>
          </table:table-cell>
          <table:table-cell table:formula="of:=70-(ABS([.$H3]-[.N3])+ABS([.$H4]-[.N4])+ABS([.$H5]-[.N5]))+[.N6]" office:value-type="float" office:value="75">
            <text:p>75</text:p>
          </table:table-cell>
          <table:table-cell table:formula="of:=70-(ABS([.$H3]-[.O3])+ABS([.$H4]-[.O4])+ABS([.$H5]-[.O5]))+[.O6]" office:value-type="float" office:value="25">
            <text:p>25</text:p>
          </table:table-cell>
          <table:table-cell table:formula="of:=70-(ABS([.$H3]-[.P3])+ABS([.$H4]-[.P4])+ABS([.$H5]-[.P5]))+[.P6]" office:value-type="float" office:value="5">
            <text:p>5</text:p>
          </table:table-cell>
          <table:table-cell table:formula="of:=70-(ABS([.$H3]-[.Q3])+ABS([.$H4]-[.Q4])+ABS([.$H5]-[.Q5]))+[.Q6]" office:value-type="float" office:value="45">
            <text:p>45</text:p>
          </table:table-cell>
          <table:table-cell table:formula="of:=70-(ABS([.$H3]-[.R3])+ABS([.$H4]-[.R4])+ABS([.$H5]-[.R5]))+[.R6]" office:value-type="float" office:value="-15">
            <text:p>-15</text:p>
          </table:table-cell>
          <table:table-cell table:formula="of:=70-(ABS([.$H3]-[.S3])+ABS([.$H4]-[.S4])+ABS([.$H5]-[.S5]))+[.S6]" office:value-type="float" office:value="-25">
            <text:p>-25</text:p>
          </table:table-cell>
          <table:table-cell table:formula="of:=70-(ABS([.$H3]-[.T3])+ABS([.$H4]-[.T4])+ABS([.$H5]-[.T5]))+[.T6]" office:value-type="float" office:value="-45">
            <text:p>-45</text:p>
          </table:table-cell>
          <table:table-cell table:formula="of:=SUM([.B17:.T17])" office:value-type="float" office:value="580">
            <text:p>580</text:p>
          </table:table-cell>
        </table:table-row>
        <table:table-row table:style-name="ro2">
          <table:table-cell office:value-type="string">
            <text:p>Cold Marg.</text:p>
          </table:table-cell>
          <table:table-cell table:formula="of:=70-(ABS([.$I3]-[.B3])+ABS([.$I4]-[.B4])+ABS([.$I5]-[.B5]))+[.B6]" office:value-type="float" office:value="40">
            <text:p>40</text:p>
          </table:table-cell>
          <table:table-cell table:formula="of:=70-(ABS([.$I3]-[.C3])+ABS([.$I4]-[.C4])+ABS([.$I5]-[.C5]))+[.C6]" office:value-type="float" office:value="45">
            <text:p>45</text:p>
          </table:table-cell>
          <table:table-cell table:formula="of:=70-(ABS([.$I3]-[.D3])+ABS([.$I4]-[.D4])+ABS([.$I5]-[.D5]))+[.D6]" office:value-type="float" office:value="25">
            <text:p>25</text:p>
          </table:table-cell>
          <table:table-cell table:formula="of:=70-(ABS([.$I3]-[.E3])+ABS([.$I4]-[.E4])+ABS([.$I5]-[.E5]))+[.E6]" office:value-type="float" office:value="45">
            <text:p>45</text:p>
          </table:table-cell>
          <table:table-cell table:formula="of:=70-(ABS([.$I3]-[.F3])+ABS([.$I4]-[.F4])+ABS([.$I5]-[.F5]))+[.F6]" office:value-type="float" office:value="65">
            <text:p>65</text:p>
          </table:table-cell>
          <table:table-cell table:formula="of:=70-(ABS([.$I3]-[.G3])+ABS([.$I4]-[.G4])+ABS([.$I5]-[.G5]))+[.G6]" office:value-type="float" office:value="45">
            <text:p>45</text:p>
          </table:table-cell>
          <table:table-cell table:formula="of:=70-(ABS([.$I3]-[.H3])+ABS([.$I4]-[.H4])+ABS([.$I5]-[.H5]))+[.H6]" office:value-type="float" office:value="45">
            <text:p>45</text:p>
          </table:table-cell>
          <table:table-cell table:formula="of:=70-(ABS([.$I3]-[.I3])+ABS([.$I4]-[.I4])+ABS([.$I5]-[.I5]))+[.I6]" office:value-type="float" office:value="75">
            <text:p>75</text:p>
          </table:table-cell>
          <table:table-cell table:formula="of:=70-(ABS([.$I3]-[.J3])+ABS([.$I4]-[.J4])+ABS([.$I5]-[.J5]))+[.J6]" office:value-type="float" office:value="-5">
            <text:p>-5</text:p>
          </table:table-cell>
          <table:table-cell table:formula="of:=70-(ABS([.$I3]-[.K3])+ABS([.$I4]-[.K4])+ABS([.$I5]-[.K5]))+[.K6]" office:value-type="float" office:value="35">
            <text:p>35</text:p>
          </table:table-cell>
          <table:table-cell table:formula="of:=70-(ABS([.$I3]-[.L3])+ABS([.$I4]-[.L4])+ABS([.$I5]-[.L5]))+[.L6]" office:value-type="float" office:value="65">
            <text:p>65</text:p>
          </table:table-cell>
          <table:table-cell table:formula="of:=70-(ABS([.$I3]-[.M3])+ABS([.$I4]-[.M4])+ABS([.$I5]-[.M5]))+[.M6]" office:value-type="float" office:value="-5">
            <text:p>-5</text:p>
          </table:table-cell>
          <table:table-cell table:formula="of:=70-(ABS([.$I3]-[.N3])+ABS([.$I4]-[.N4])+ABS([.$I5]-[.N5]))+[.N6]" office:value-type="float" office:value="55">
            <text:p>55</text:p>
          </table:table-cell>
          <table:table-cell table:formula="of:=70-(ABS([.$I3]-[.O3])+ABS([.$I4]-[.O4])+ABS([.$I5]-[.O5]))+[.O6]" office:value-type="float" office:value="-5">
            <text:p>-5</text:p>
          </table:table-cell>
          <table:table-cell table:formula="of:=70-(ABS([.$I3]-[.P3])+ABS([.$I4]-[.P4])+ABS([.$I5]-[.P5]))+[.P6]" office:value-type="float" office:value="25">
            <text:p>25</text:p>
          </table:table-cell>
          <table:table-cell table:formula="of:=70-(ABS([.$I3]-[.Q3])+ABS([.$I4]-[.Q4])+ABS([.$I5]-[.Q5]))+[.Q6]" office:value-type="float" office:value="55">
            <text:p>55</text:p>
          </table:table-cell>
          <table:table-cell table:formula="of:=70-(ABS([.$I3]-[.R3])+ABS([.$I4]-[.R4])+ABS([.$I5]-[.R5]))+[.R6]" office:value-type="float" office:value="15">
            <text:p>15</text:p>
          </table:table-cell>
          <table:table-cell table:formula="of:=70-(ABS([.$I3]-[.S3])+ABS([.$I4]-[.S4])+ABS([.$I5]-[.S5]))+[.S6]" office:value-type="float" office:value="-45">
            <text:p>-45</text:p>
          </table:table-cell>
          <table:table-cell table:formula="of:=70-(ABS([.$I3]-[.T3])+ABS([.$I4]-[.T4])+ABS([.$I5]-[.T5]))+[.T6]" office:value-type="float" office:value="-15">
            <text:p>-15</text:p>
          </table:table-cell>
          <table:table-cell table:formula="of:=SUM([.B18:.T18])" office:value-type="float" office:value="560">
            <text:p>560</text:p>
          </table:table-cell>
        </table:table-row>
        <table:table-row table:style-name="ro2">
          <table:table-cell office:value-type="string">
            <text:p>Tropical</text:p>
          </table:table-cell>
          <table:table-cell table:formula="of:=70-(ABS([.$J3]-[.B3])+ABS([.$J4]-[.B4])+ABS([.$J5]-[.B5]))+[.B6]" office:value-type="float" office:value="50">
            <text:p>50</text:p>
          </table:table-cell>
          <table:table-cell table:formula="of:=70-(ABS([.$J3]-[.C3])+ABS([.$J4]-[.C4])+ABS([.$J5]-[.C5]))+[.C6]" office:value-type="float" office:value="45">
            <text:p>45</text:p>
          </table:table-cell>
          <table:table-cell table:formula="of:=70-(ABS([.$J3]-[.D3])+ABS([.$J4]-[.D4])+ABS([.$J5]-[.D5]))+[.D6]" office:value-type="float" office:value="55">
            <text:p>55</text:p>
          </table:table-cell>
          <table:table-cell table:formula="of:=70-(ABS([.$J3]-[.E3])+ABS([.$J4]-[.E4])+ABS([.$J5]-[.E5]))+[.E6]" office:value-type="float" office:value="35">
            <text:p>35</text:p>
          </table:table-cell>
          <table:table-cell table:formula="of:=70-(ABS([.$J3]-[.F3])+ABS([.$J4]-[.F4])+ABS([.$J5]-[.F5]))+[.F6]" office:value-type="float" office:value="15">
            <text:p>15</text:p>
          </table:table-cell>
          <table:table-cell table:formula="of:=70-(ABS([.$J3]-[.G3])+ABS([.$J4]-[.G4])+ABS([.$J5]-[.G5]))+[.G6]" office:value-type="float" office:value="25">
            <text:p>25</text:p>
          </table:table-cell>
          <table:table-cell table:formula="of:=70-(ABS([.$J3]-[.H3])+ABS([.$J4]-[.H4])+ABS([.$J5]-[.H5]))+[.H6]" office:value-type="float" office:value="15">
            <text:p>15</text:p>
          </table:table-cell>
          <table:table-cell table:formula="of:=70-(ABS([.$J3]-[.I3])+ABS([.$J4]-[.I4])+ABS([.$J5]-[.I5]))+[.I6]" office:value-type="float" office:value="-5">
            <text:p>-5</text:p>
          </table:table-cell>
          <table:table-cell table:formula="of:=70-(ABS([.$J3]-[.J3])+ABS([.$J4]-[.J4])+ABS([.$J5]-[.J5]))+[.J6]" office:value-type="float" office:value="75">
            <text:p>75</text:p>
          </table:table-cell>
          <table:table-cell table:formula="of:=70-(ABS([.$J3]-[.K3])+ABS([.$J4]-[.K4])+ABS([.$J5]-[.K5]))+[.K6]" office:value-type="float" office:value="5">
            <text:p>5</text:p>
          </table:table-cell>
          <table:table-cell table:formula="of:=70-(ABS([.$J3]-[.L3])+ABS([.$J4]-[.L4])+ABS([.$J5]-[.L5]))+[.L6]" office:value-type="float" office:value="-5">
            <text:p>-5</text:p>
          </table:table-cell>
          <table:table-cell table:formula="of:=70-(ABS([.$J3]-[.M3])+ABS([.$J4]-[.M4])+ABS([.$J5]-[.M5]))+[.M6]" office:value-type="float" office:value="55">
            <text:p>55</text:p>
          </table:table-cell>
          <table:table-cell table:formula="of:=70-(ABS([.$J3]-[.N3])+ABS([.$J4]-[.N4])+ABS([.$J5]-[.N5]))+[.N6]" office:value-type="float" office:value="25">
            <text:p>25</text:p>
          </table:table-cell>
          <table:table-cell table:formula="of:=70-(ABS([.$J3]-[.O3])+ABS([.$J4]-[.O4])+ABS([.$J5]-[.O5]))+[.O6]" office:value-type="float" office:value="-35">
            <text:p>-35</text:p>
          </table:table-cell>
          <table:table-cell table:formula="of:=70-(ABS([.$J3]-[.P3])+ABS([.$J4]-[.P4])+ABS([.$J5]-[.P5]))+[.P6]" office:value-type="float" office:value="-55">
            <text:p>-55</text:p>
          </table:table-cell>
          <table:table-cell table:formula="of:=70-(ABS([.$J3]-[.Q3])+ABS([.$J4]-[.Q4])+ABS([.$J5]-[.Q5]))+[.Q6]" office:value-type="float" office:value="25">
            <text:p>25</text:p>
          </table:table-cell>
          <table:table-cell table:formula="of:=70-(ABS([.$J3]-[.R3])+ABS([.$J4]-[.R4])+ABS([.$J5]-[.R5]))+[.R6]" office:value-type="float" office:value="-15">
            <text:p>-15</text:p>
          </table:table-cell>
          <table:table-cell table:formula="of:=70-(ABS([.$J3]-[.S3])+ABS([.$J4]-[.S4])+ABS([.$J5]-[.S5]))+[.S6]" office:value-type="float" office:value="-45">
            <text:p>-45</text:p>
          </table:table-cell>
          <table:table-cell table:formula="of:=70-(ABS([.$J3]-[.T3])+ABS([.$J4]-[.T4])+ABS([.$J5]-[.T5]))+[.T6]" office:value-type="float" office:value="-65">
            <text:p>-65</text:p>
          </table:table-cell>
          <table:table-cell table:formula="of:=SUM([.B19:.T19])" office:value-type="float" office:value="200">
            <text:p>200</text:p>
          </table:table-cell>
        </table:table-row>
        <table:table-row table:style-name="ro2">
          <table:table-cell office:value-type="string">
            <text:p>Arid</text:p>
          </table:table-cell>
          <table:table-cell table:formula="of:=70-(ABS([.$K3]-[.B3])+ABS([.$K4]-[.B4])+ABS([.$K5]-[.B5]))+[.B6]" office:value-type="float" office:value="30">
            <text:p>30</text:p>
          </table:table-cell>
          <table:table-cell table:formula="of:=70-(ABS([.$K3]-[.C3])+ABS([.$K4]-[.C4])+ABS([.$K5]-[.C5]))+[.C6]" office:value-type="float" office:value="45">
            <text:p>45</text:p>
          </table:table-cell>
          <table:table-cell table:formula="of:=70-(ABS([.$K3]-[.D3])+ABS([.$K4]-[.D4])+ABS([.$K5]-[.D5]))+[.D6]" office:value-type="float" office:value="15">
            <text:p>15</text:p>
          </table:table-cell>
          <table:table-cell table:formula="of:=70-(ABS([.$K3]-[.E3])+ABS([.$K4]-[.E4])+ABS([.$K5]-[.E5]))+[.E6]" office:value-type="float" office:value="55">
            <text:p>55</text:p>
          </table:table-cell>
          <table:table-cell table:formula="of:=70-(ABS([.$K3]-[.F3])+ABS([.$K4]-[.F4])+ABS([.$K5]-[.F5]))+[.F6]" office:value-type="float" office:value="35">
            <text:p>35</text:p>
          </table:table-cell>
          <table:table-cell table:formula="of:=70-(ABS([.$K3]-[.G3])+ABS([.$K4]-[.G4])+ABS([.$K5]-[.G5]))+[.G6]" office:value-type="float" office:value="25">
            <text:p>25</text:p>
          </table:table-cell>
          <table:table-cell table:formula="of:=70-(ABS([.$K3]-[.H3])+ABS([.$K4]-[.H4])+ABS([.$K5]-[.H5]))+[.H6]" office:value-type="float" office:value="65">
            <text:p>65</text:p>
          </table:table-cell>
          <table:table-cell table:formula="of:=70-(ABS([.$K3]-[.I3])+ABS([.$K4]-[.I4])+ABS([.$K5]-[.I5]))+[.I6]" office:value-type="float" office:value="35">
            <text:p>35</text:p>
          </table:table-cell>
          <table:table-cell table:formula="of:=70-(ABS([.$K3]-[.J3])+ABS([.$K4]-[.J4])+ABS([.$K5]-[.J5]))+[.J6]" office:value-type="float" office:value="5">
            <text:p>5</text:p>
          </table:table-cell>
          <table:table-cell table:formula="of:=70-(ABS([.$K3]-[.K3])+ABS([.$K4]-[.K4])+ABS([.$K5]-[.K5]))+[.K6]" office:value-type="float" office:value="75">
            <text:p>75</text:p>
          </table:table-cell>
          <table:table-cell table:formula="of:=70-(ABS([.$K3]-[.L3])+ABS([.$K4]-[.L4])+ABS([.$K5]-[.L5]))+[.L6]" office:value-type="float" office:value="45">
            <text:p>45</text:p>
          </table:table-cell>
          <table:table-cell table:formula="of:=70-(ABS([.$K3]-[.M3])+ABS([.$K4]-[.M4])+ABS([.$K5]-[.M5]))+[.M6]" office:value-type="float" office:value="-5">
            <text:p>-5</text:p>
          </table:table-cell>
          <table:table-cell table:formula="of:=70-(ABS([.$K3]-[.N3])+ABS([.$K4]-[.N4])+ABS([.$K5]-[.N5]))+[.N6]" office:value-type="float" office:value="65">
            <text:p>65</text:p>
          </table:table-cell>
          <table:table-cell table:formula="of:=70-(ABS([.$K3]-[.O3])+ABS([.$K4]-[.O4])+ABS([.$K5]-[.O5]))+[.O6]" office:value-type="float" office:value="35">
            <text:p>35</text:p>
          </table:table-cell>
          <table:table-cell table:formula="of:=70-(ABS([.$K3]-[.P3])+ABS([.$K4]-[.P4])+ABS([.$K5]-[.P5]))+[.P6]" office:value-type="float" office:value="5">
            <text:p>5</text:p>
          </table:table-cell>
          <table:table-cell table:formula="of:=70-(ABS([.$K3]-[.Q3])+ABS([.$K4]-[.Q4])+ABS([.$K5]-[.Q5]))+[.Q6]" office:value-type="float" office:value="35">
            <text:p>35</text:p>
          </table:table-cell>
          <table:table-cell table:formula="of:=70-(ABS([.$K3]-[.R3])+ABS([.$K4]-[.R4])+ABS([.$K5]-[.R5]))+[.R6]" office:value-type="float" office:value="-15">
            <text:p>-15</text:p>
          </table:table-cell>
          <table:table-cell table:formula="of:=70-(ABS([.$K3]-[.S3])+ABS([.$K4]-[.S4])+ABS([.$K5]-[.S5]))+[.S6]" office:value-type="float" office:value="-15">
            <text:p>-15</text:p>
          </table:table-cell>
          <table:table-cell table:formula="of:=70-(ABS([.$K3]-[.T3])+ABS([.$K4]-[.T4])+ABS([.$K5]-[.T5]))+[.T6]" office:value-type="float" office:value="-45">
            <text:p>-45</text:p>
          </table:table-cell>
          <table:table-cell table:formula="of:=SUM([.B20:.T20])" office:value-type="float" office:value="490">
            <text:p>490</text:p>
          </table:table-cell>
        </table:table-row>
        <table:table-row table:style-name="ro2">
          <table:table-cell office:value-type="string">
            <text:p>Steppes</text:p>
          </table:table-cell>
          <table:table-cell table:formula="of:=70-(ABS([.$L3]-[.B3])+ABS([.$L4]-[.B4])+ABS([.$L5]-[.B5]))+[.B6]" office:value-type="float" office:value="40">
            <text:p>40</text:p>
          </table:table-cell>
          <table:table-cell table:formula="of:=70-(ABS([.$L3]-[.C3])+ABS([.$L4]-[.C4])+ABS([.$L5]-[.C5]))+[.C6]" office:value-type="float" office:value="45">
            <text:p>45</text:p>
          </table:table-cell>
          <table:table-cell table:formula="of:=70-(ABS([.$L3]-[.D3])+ABS([.$L4]-[.D4])+ABS([.$L5]-[.D5]))+[.D6]" office:value-type="float" office:value="25">
            <text:p>25</text:p>
          </table:table-cell>
          <table:table-cell table:formula="of:=70-(ABS([.$L3]-[.E3])+ABS([.$L4]-[.E4])+ABS([.$L5]-[.E5]))+[.E6]" office:value-type="float" office:value="45">
            <text:p>45</text:p>
          </table:table-cell>
          <table:table-cell table:formula="of:=70-(ABS([.$L3]-[.F3])+ABS([.$L4]-[.F4])+ABS([.$L5]-[.F5]))+[.F6]" office:value-type="float" office:value="65">
            <text:p>65</text:p>
          </table:table-cell>
          <table:table-cell table:formula="of:=70-(ABS([.$L3]-[.G3])+ABS([.$L4]-[.G4])+ABS([.$L5]-[.G5]))+[.G6]" office:value-type="float" office:value="45">
            <text:p>45</text:p>
          </table:table-cell>
          <table:table-cell table:formula="of:=70-(ABS([.$L3]-[.H3])+ABS([.$L4]-[.H4])+ABS([.$L5]-[.H5]))+[.H6]" office:value-type="float" office:value="45">
            <text:p>45</text:p>
          </table:table-cell>
          <table:table-cell table:formula="of:=70-(ABS([.$L3]-[.I3])+ABS([.$L4]-[.I4])+ABS([.$L5]-[.I5]))+[.I6]" office:value-type="float" office:value="65">
            <text:p>65</text:p>
          </table:table-cell>
          <table:table-cell table:formula="of:=70-(ABS([.$L3]-[.J3])+ABS([.$L4]-[.J4])+ABS([.$L5]-[.J5]))+[.J6]" office:value-type="float" office:value="-5">
            <text:p>-5</text:p>
          </table:table-cell>
          <table:table-cell table:formula="of:=70-(ABS([.$L3]-[.K3])+ABS([.$L4]-[.K4])+ABS([.$L5]-[.K5]))+[.K6]" office:value-type="float" office:value="45">
            <text:p>45</text:p>
          </table:table-cell>
          <table:table-cell table:formula="of:=70-(ABS([.$L3]-[.L3])+ABS([.$L4]-[.L4])+ABS([.$L5]-[.L5]))+[.L6]" office:value-type="float" office:value="75">
            <text:p>75</text:p>
          </table:table-cell>
          <table:table-cell table:formula="of:=70-(ABS([.$L3]-[.M3])+ABS([.$L4]-[.M4])+ABS([.$L5]-[.M5]))+[.M6]" office:value-type="float" office:value="-5">
            <text:p>-5</text:p>
          </table:table-cell>
          <table:table-cell table:formula="of:=70-(ABS([.$L3]-[.N3])+ABS([.$L4]-[.N4])+ABS([.$L5]-[.N5]))+[.N6]" office:value-type="float" office:value="55">
            <text:p>55</text:p>
          </table:table-cell>
          <table:table-cell table:formula="of:=70-(ABS([.$L3]-[.O3])+ABS([.$L4]-[.O4])+ABS([.$L5]-[.O5]))+[.O6]" office:value-type="float" office:value="5">
            <text:p>5</text:p>
          </table:table-cell>
          <table:table-cell table:formula="of:=70-(ABS([.$L3]-[.P3])+ABS([.$L4]-[.P4])+ABS([.$L5]-[.P5]))+[.P6]" office:value-type="float" office:value="25">
            <text:p>25</text:p>
          </table:table-cell>
          <table:table-cell table:formula="of:=70-(ABS([.$L3]-[.Q3])+ABS([.$L4]-[.Q4])+ABS([.$L5]-[.Q5]))+[.Q6]" office:value-type="float" office:value="55">
            <text:p>55</text:p>
          </table:table-cell>
          <table:table-cell table:formula="of:=70-(ABS([.$L3]-[.R3])+ABS([.$L4]-[.R4])+ABS([.$L5]-[.R5]))+[.R6]" office:value-type="float" office:value="15">
            <text:p>15</text:p>
          </table:table-cell>
          <table:table-cell table:formula="of:=70-(ABS([.$L3]-[.S3])+ABS([.$L4]-[.S4])+ABS([.$L5]-[.S5]))+[.S6]" office:value-type="float" office:value="-35">
            <text:p>-35</text:p>
          </table:table-cell>
          <table:table-cell table:formula="of:=70-(ABS([.$L3]-[.T3])+ABS([.$L4]-[.T4])+ABS([.$L5]-[.T5]))+[.T6]" office:value-type="float" office:value="-15">
            <text:p>-15</text:p>
          </table:table-cell>
          <table:table-cell table:formula="of:=SUM([.B21:.T21])" office:value-type="float" office:value="590">
            <text:p>590</text:p>
          </table:table-cell>
        </table:table-row>
        <table:table-row table:style-name="ro2">
          <table:table-cell office:value-type="string">
            <text:p>Pelagic</text:p>
          </table:table-cell>
          <table:table-cell table:formula="of:=70-(ABS([.$M3]-[.B3])+ABS([.$M4]-[.B4])+ABS([.$M5]-[.B5]))+[.B6]" office:value-type="float" office:value="55">
            <text:p>55</text:p>
          </table:table-cell>
          <table:table-cell table:formula="of:=70-(ABS([.$M3]-[.C3])+ABS([.$M4]-[.C4])+ABS([.$M5]-[.C5]))+[.C6]" office:value-type="float" office:value="50">
            <text:p>50</text:p>
          </table:table-cell>
          <table:table-cell table:formula="of:=70-(ABS([.$M3]-[.D3])+ABS([.$M4]-[.D4])+ABS([.$M5]-[.D5]))+[.D6]" office:value-type="float" office:value="60">
            <text:p>60</text:p>
          </table:table-cell>
          <table:table-cell table:formula="of:=70-(ABS([.$M3]-[.E3])+ABS([.$M4]-[.E4])+ABS([.$M5]-[.E5]))+[.E6]" office:value-type="float" office:value="30">
            <text:p>30</text:p>
          </table:table-cell>
          <table:table-cell table:formula="of:=70-(ABS([.$M3]-[.F3])+ABS([.$M4]-[.F4])+ABS([.$M5]-[.F5]))+[.F6]" office:value-type="float" office:value="20">
            <text:p>20</text:p>
          </table:table-cell>
          <table:table-cell table:formula="of:=70-(ABS([.$M3]-[.G3])+ABS([.$M4]-[.G4])+ABS([.$M5]-[.G5]))+[.G6]" office:value-type="float" office:value="30">
            <text:p>30</text:p>
          </table:table-cell>
          <table:table-cell table:formula="of:=70-(ABS([.$M3]-[.H3])+ABS([.$M4]-[.H4])+ABS([.$M5]-[.H5]))+[.H6]" office:value-type="float" office:value="10">
            <text:p>10</text:p>
          </table:table-cell>
          <table:table-cell table:formula="of:=70-(ABS([.$M3]-[.I3])+ABS([.$M4]-[.I4])+ABS([.$M5]-[.I5]))+[.I6]" office:value-type="float" office:value="0">
            <text:p>0</text:p>
          </table:table-cell>
          <table:table-cell table:formula="of:=70-(ABS([.$M3]-[.J3])+ABS([.$M4]-[.J4])+ABS([.$M5]-[.J5]))+[.J6]" office:value-type="float" office:value="60">
            <text:p>60</text:p>
          </table:table-cell>
          <table:table-cell table:formula="of:=70-(ABS([.$M3]-[.K3])+ABS([.$M4]-[.K4])+ABS([.$M5]-[.K5]))+[.K6]" office:value-type="float" office:value="0">
            <text:p>0</text:p>
          </table:table-cell>
          <table:table-cell table:formula="of:=70-(ABS([.$M3]-[.L3])+ABS([.$M4]-[.L4])+ABS([.$M5]-[.L5]))+[.L6]" office:value-type="float" office:value="0">
            <text:p>0</text:p>
          </table:table-cell>
          <table:table-cell table:formula="of:=70-(ABS([.$M3]-[.M3])+ABS([.$M4]-[.M4])+ABS([.$M5]-[.M5]))+[.M6]" office:value-type="float" office:value="70">
            <text:p>70</text:p>
          </table:table-cell>
          <table:table-cell table:formula="of:=70-(ABS([.$M3]-[.N3])+ABS([.$M4]-[.N4])+ABS([.$M5]-[.N5]))+[.N6]" office:value-type="float" office:value="20">
            <text:p>20</text:p>
          </table:table-cell>
          <table:table-cell table:formula="of:=70-(ABS([.$M3]-[.O3])+ABS([.$M4]-[.O4])+ABS([.$M5]-[.O5]))+[.O6]" office:value-type="float" office:value="-40">
            <text:p>-40</text:p>
          </table:table-cell>
          <table:table-cell table:formula="of:=70-(ABS([.$M3]-[.P3])+ABS([.$M4]-[.P4])+ABS([.$M5]-[.P5]))+[.P6]" office:value-type="float" office:value="-50">
            <text:p>-50</text:p>
          </table:table-cell>
          <table:table-cell table:formula="of:=70-(ABS([.$M3]-[.Q3])+ABS([.$M4]-[.Q4])+ABS([.$M5]-[.Q5]))+[.Q6]" office:value-type="float" office:value="30">
            <text:p>30</text:p>
          </table:table-cell>
          <table:table-cell table:formula="of:=70-(ABS([.$M3]-[.R3])+ABS([.$M4]-[.R4])+ABS([.$M5]-[.R5]))+[.R6]" office:value-type="float" office:value="0">
            <text:p>0</text:p>
          </table:table-cell>
          <table:table-cell table:formula="of:=70-(ABS([.$M3]-[.S3])+ABS([.$M4]-[.S4])+ABS([.$M5]-[.S5]))+[.S6]" office:value-type="float" office:value="-50">
            <text:p>-50</text:p>
          </table:table-cell>
          <table:table-cell table:formula="of:=70-(ABS([.$M3]-[.T3])+ABS([.$M4]-[.T4])+ABS([.$M5]-[.T5]))+[.T6]" office:value-type="float" office:value="-60">
            <text:p>-60</text:p>
          </table:table-cell>
          <table:table-cell table:formula="of:=SUM([.B22:.T22])" office:value-type="float" office:value="235">
            <text:p>235</text:p>
          </table:table-cell>
        </table:table-row>
        <table:table-row table:style-name="ro2">
          <table:table-cell office:value-type="string">
            <text:p>Cambrian</text:p>
          </table:table-cell>
          <table:table-cell table:formula="of:=70-(ABS([.$N3]-[.B3])+ABS([.$N4]-[.B4])+ABS([.$N5]-[.B5]))+[.B6]" office:value-type="float" office:value="45">
            <text:p>45</text:p>
          </table:table-cell>
          <table:table-cell table:formula="of:=70-(ABS([.$N3]-[.C3])+ABS([.$N4]-[.C4])+ABS([.$N5]-[.C5]))+[.C6]" office:value-type="float" office:value="60">
            <text:p>60</text:p>
          </table:table-cell>
          <table:table-cell table:formula="of:=70-(ABS([.$N3]-[.D3])+ABS([.$N4]-[.D4])+ABS([.$N5]-[.D5]))+[.D6]" office:value-type="float" office:value="30">
            <text:p>30</text:p>
          </table:table-cell>
          <table:table-cell table:formula="of:=70-(ABS([.$N3]-[.E3])+ABS([.$N4]-[.E4])+ABS([.$N5]-[.E5]))+[.E6]" office:value-type="float" office:value="70">
            <text:p>70</text:p>
          </table:table-cell>
          <table:table-cell table:formula="of:=70-(ABS([.$N3]-[.F3])+ABS([.$N4]-[.F4])+ABS([.$N5]-[.F5]))+[.F6]" office:value-type="float" office:value="50">
            <text:p>50</text:p>
          </table:table-cell>
          <table:table-cell table:formula="of:=70-(ABS([.$N3]-[.G3])+ABS([.$N4]-[.G4])+ABS([.$N5]-[.G5]))+[.G6]" office:value-type="float" office:value="40">
            <text:p>40</text:p>
          </table:table-cell>
          <table:table-cell table:formula="of:=70-(ABS([.$N3]-[.H3])+ABS([.$N4]-[.H4])+ABS([.$N5]-[.H5]))+[.H6]" office:value-type="float" office:value="70">
            <text:p>70</text:p>
          </table:table-cell>
          <table:table-cell table:formula="of:=70-(ABS([.$N3]-[.I3])+ABS([.$N4]-[.I4])+ABS([.$N5]-[.I5]))+[.I6]" office:value-type="float" office:value="50">
            <text:p>50</text:p>
          </table:table-cell>
          <table:table-cell table:formula="of:=70-(ABS([.$N3]-[.J3])+ABS([.$N4]-[.J4])+ABS([.$N5]-[.J5]))+[.J6]" office:value-type="float" office:value="20">
            <text:p>20</text:p>
          </table:table-cell>
          <table:table-cell table:formula="of:=70-(ABS([.$N3]-[.K3])+ABS([.$N4]-[.K4])+ABS([.$N5]-[.K5]))+[.K6]" office:value-type="float" office:value="60">
            <text:p>60</text:p>
          </table:table-cell>
          <table:table-cell table:formula="of:=70-(ABS([.$N3]-[.L3])+ABS([.$N4]-[.L4])+ABS([.$N5]-[.L5]))+[.L6]" office:value-type="float" office:value="50">
            <text:p>50</text:p>
          </table:table-cell>
          <table:table-cell table:formula="of:=70-(ABS([.$N3]-[.M3])+ABS([.$N4]-[.M4])+ABS([.$N5]-[.M5]))+[.M6]" office:value-type="float" office:value="10">
            <text:p>10</text:p>
          </table:table-cell>
          <table:table-cell table:formula="of:=70-(ABS([.$N3]-[.N3])+ABS([.$N4]-[.N4])+ABS([.$N5]-[.N5]))+[.N6]" office:value-type="float" office:value="80">
            <text:p>80</text:p>
          </table:table-cell>
          <table:table-cell table:formula="of:=70-(ABS([.$N3]-[.O3])+ABS([.$N4]-[.O4])+ABS([.$N5]-[.O5]))+[.O6]" office:value-type="float" office:value="20">
            <text:p>20</text:p>
          </table:table-cell>
          <table:table-cell table:formula="of:=70-(ABS([.$N3]-[.P3])+ABS([.$N4]-[.P4])+ABS([.$N5]-[.P5]))+[.P6]" office:value-type="float" office:value="0">
            <text:p>0</text:p>
          </table:table-cell>
          <table:table-cell table:formula="of:=70-(ABS([.$N3]-[.Q3])+ABS([.$N4]-[.Q4])+ABS([.$N5]-[.Q5]))+[.Q6]" office:value-type="float" office:value="50">
            <text:p>50</text:p>
          </table:table-cell>
          <table:table-cell table:formula="of:=70-(ABS([.$N3]-[.R3])+ABS([.$N4]-[.R4])+ABS([.$N5]-[.R5]))+[.R6]" office:value-type="float" office:value="-10">
            <text:p>-10</text:p>
          </table:table-cell>
          <table:table-cell table:formula="of:=70-(ABS([.$N3]-[.S3])+ABS([.$N4]-[.S4])+ABS([.$N5]-[.S5]))+[.S6]" office:value-type="float" office:value="-20">
            <text:p>-20</text:p>
          </table:table-cell>
          <table:table-cell table:formula="of:=70-(ABS([.$N3]-[.T3])+ABS([.$N4]-[.T4])+ABS([.$N5]-[.T5]))+[.T6]" office:value-type="float" office:value="-40">
            <text:p>-40</text:p>
          </table:table-cell>
          <table:table-cell table:formula="of:=SUM([.B23:.T23])" office:value-type="float" office:value="635">
            <text:p>635</text:p>
          </table:table-cell>
        </table:table-row>
        <table:table-row table:style-name="ro2">
          <table:table-cell office:value-type="string">
            <text:p>Desert</text:p>
          </table:table-cell>
          <table:table-cell table:formula="of:=70-(ABS([.$O3]-[.B3])+ABS([.$O4]-[.B4])+ABS([.$O5]-[.B5]))+[.B6]" office:value-type="float" office:value="-5">
            <text:p>-5</text:p>
          </table:table-cell>
          <table:table-cell table:formula="of:=70-(ABS([.$O3]-[.C3])+ABS([.$O4]-[.C4])+ABS([.$O5]-[.C5]))+[.C6]" office:value-type="float" office:value="10">
            <text:p>10</text:p>
          </table:table-cell>
          <table:table-cell table:formula="of:=70-(ABS([.$O3]-[.D3])+ABS([.$O4]-[.D4])+ABS([.$O5]-[.D5]))+[.D6]" office:value-type="float" office:value="-20">
            <text:p>-20</text:p>
          </table:table-cell>
          <table:table-cell table:formula="of:=70-(ABS([.$O3]-[.E3])+ABS([.$O4]-[.E4])+ABS([.$O5]-[.E5]))+[.E6]" office:value-type="float" office:value="20">
            <text:p>20</text:p>
          </table:table-cell>
          <table:table-cell table:formula="of:=70-(ABS([.$O3]-[.F3])+ABS([.$O4]-[.F4])+ABS([.$O5]-[.F5]))+[.F6]" office:value-type="float" office:value="0">
            <text:p>0</text:p>
          </table:table-cell>
          <table:table-cell table:formula="of:=70-(ABS([.$O3]-[.G3])+ABS([.$O4]-[.G4])+ABS([.$O5]-[.G5]))+[.G6]" office:value-type="float" office:value="-10">
            <text:p>-10</text:p>
          </table:table-cell>
          <table:table-cell table:formula="of:=70-(ABS([.$O3]-[.H3])+ABS([.$O4]-[.H4])+ABS([.$O5]-[.H5]))+[.H6]" office:value-type="float" office:value="30">
            <text:p>30</text:p>
          </table:table-cell>
          <table:table-cell table:formula="of:=70-(ABS([.$O3]-[.I3])+ABS([.$O4]-[.I4])+ABS([.$O5]-[.I5]))+[.I6]" office:value-type="float" office:value="0">
            <text:p>0</text:p>
          </table:table-cell>
          <table:table-cell table:formula="of:=70-(ABS([.$O3]-[.J3])+ABS([.$O4]-[.J4])+ABS([.$O5]-[.J5]))+[.J6]" office:value-type="float" office:value="-30">
            <text:p>-30</text:p>
          </table:table-cell>
          <table:table-cell table:formula="of:=70-(ABS([.$O3]-[.K3])+ABS([.$O4]-[.K4])+ABS([.$O5]-[.K5]))+[.K6]" office:value-type="float" office:value="40">
            <text:p>40</text:p>
          </table:table-cell>
          <table:table-cell table:formula="of:=70-(ABS([.$O3]-[.L3])+ABS([.$O4]-[.L4])+ABS([.$O5]-[.L5]))+[.L6]" office:value-type="float" office:value="10">
            <text:p>10</text:p>
          </table:table-cell>
          <table:table-cell table:formula="of:=70-(ABS([.$O3]-[.M3])+ABS([.$O4]-[.M4])+ABS([.$O5]-[.M5]))+[.M6]" office:value-type="float" office:value="-40">
            <text:p>-40</text:p>
          </table:table-cell>
          <table:table-cell table:formula="of:=70-(ABS([.$O3]-[.N3])+ABS([.$O4]-[.N4])+ABS([.$O5]-[.N5]))+[.N6]" office:value-type="float" office:value="30">
            <text:p>30</text:p>
          </table:table-cell>
          <table:table-cell table:formula="of:=70-(ABS([.$O3]-[.O3])+ABS([.$O4]-[.O4])+ABS([.$O5]-[.O5]))+[.O6]" office:value-type="float" office:value="70">
            <text:p>70</text:p>
          </table:table-cell>
          <table:table-cell table:formula="of:=70-(ABS([.$O3]-[.P3])+ABS([.$O4]-[.P4])+ABS([.$O5]-[.P5]))+[.P6]" office:value-type="float" office:value="20">
            <text:p>20</text:p>
          </table:table-cell>
          <table:table-cell table:formula="of:=70-(ABS([.$O3]-[.Q3])+ABS([.$O4]-[.Q4])+ABS([.$O5]-[.Q5]))+[.Q6]" office:value-type="float" office:value="0">
            <text:p>0</text:p>
          </table:table-cell>
          <table:table-cell table:formula="of:=70-(ABS([.$O3]-[.R3])+ABS([.$O4]-[.R4])+ABS([.$O5]-[.R5]))+[.R6]" office:value-type="float" office:value="-30">
            <text:p>-30</text:p>
          </table:table-cell>
          <table:table-cell table:formula="of:=70-(ABS([.$O3]-[.S3])+ABS([.$O4]-[.S4])+ABS([.$O5]-[.S5]))+[.S6]" office:value-type="float" office:value="-10">
            <text:p>-10</text:p>
          </table:table-cell>
          <table:table-cell table:formula="of:=70-(ABS([.$O3]-[.T3])+ABS([.$O4]-[.T4])+ABS([.$O5]-[.T5]))+[.T6]" office:value-type="float" office:value="-60">
            <text:p>-60</text:p>
          </table:table-cell>
          <table:table-cell table:formula="of:=SUM([.B24:.T24])" office:value-type="float" office:value="25">
            <text:p>25</text:p>
          </table:table-cell>
        </table:table-row>
        <table:table-row table:style-name="ro2">
          <table:table-cell office:value-type="string">
            <text:p>Glaciated</text:p>
          </table:table-cell>
          <table:table-cell table:formula="of:=70-(ABS([.$P3]-[.B3])+ABS([.$P4]-[.B4])+ABS([.$P5]-[.B5]))+[.B6]" office:value-type="float" office:value="-5">
            <text:p>-5</text:p>
          </table:table-cell>
          <table:table-cell table:formula="of:=70-(ABS([.$P3]-[.C3])+ABS([.$P4]-[.C4])+ABS([.$P5]-[.C5]))+[.C6]" office:value-type="float" office:value="0">
            <text:p>0</text:p>
          </table:table-cell>
          <table:table-cell table:formula="of:=70-(ABS([.$P3]-[.D3])+ABS([.$P4]-[.D4])+ABS([.$P5]-[.D5]))+[.D6]" office:value-type="float" office:value="-20">
            <text:p>-20</text:p>
          </table:table-cell>
          <table:table-cell table:formula="of:=70-(ABS([.$P3]-[.E3])+ABS([.$P4]-[.E4])+ABS([.$P5]-[.E5]))+[.E6]" office:value-type="float" office:value="0">
            <text:p>0</text:p>
          </table:table-cell>
          <table:table-cell table:formula="of:=70-(ABS([.$P3]-[.F3])+ABS([.$P4]-[.F4])+ABS([.$P5]-[.F5]))+[.F6]" office:value-type="float" office:value="20">
            <text:p>20</text:p>
          </table:table-cell>
          <table:table-cell table:formula="of:=70-(ABS([.$P3]-[.G3])+ABS([.$P4]-[.G4])+ABS([.$P5]-[.G5]))+[.G6]" office:value-type="float" office:value="0">
            <text:p>0</text:p>
          </table:table-cell>
          <table:table-cell table:formula="of:=70-(ABS([.$P3]-[.H3])+ABS([.$P4]-[.H4])+ABS([.$P5]-[.H5]))+[.H6]" office:value-type="float" office:value="10">
            <text:p>10</text:p>
          </table:table-cell>
          <table:table-cell table:formula="of:=70-(ABS([.$P3]-[.I3])+ABS([.$P4]-[.I4])+ABS([.$P5]-[.I5]))+[.I6]" office:value-type="float" office:value="30">
            <text:p>30</text:p>
          </table:table-cell>
          <table:table-cell table:formula="of:=70-(ABS([.$P3]-[.J3])+ABS([.$P4]-[.J4])+ABS([.$P5]-[.J5]))+[.J6]" office:value-type="float" office:value="-50">
            <text:p>-50</text:p>
          </table:table-cell>
          <table:table-cell table:formula="of:=70-(ABS([.$P3]-[.K3])+ABS([.$P4]-[.K4])+ABS([.$P5]-[.K5]))+[.K6]" office:value-type="float" office:value="10">
            <text:p>10</text:p>
          </table:table-cell>
          <table:table-cell table:formula="of:=70-(ABS([.$P3]-[.L3])+ABS([.$P4]-[.L4])+ABS([.$P5]-[.L5]))+[.L6]" office:value-type="float" office:value="30">
            <text:p>30</text:p>
          </table:table-cell>
          <table:table-cell table:formula="of:=70-(ABS([.$P3]-[.M3])+ABS([.$P4]-[.M4])+ABS([.$P5]-[.M5]))+[.M6]" office:value-type="float" office:value="-50">
            <text:p>-50</text:p>
          </table:table-cell>
          <table:table-cell table:formula="of:=70-(ABS([.$P3]-[.N3])+ABS([.$P4]-[.N4])+ABS([.$P5]-[.N5]))+[.N6]" office:value-type="float" office:value="10">
            <text:p>10</text:p>
          </table:table-cell>
          <table:table-cell table:formula="of:=70-(ABS([.$P3]-[.O3])+ABS([.$P4]-[.O4])+ABS([.$P5]-[.O5]))+[.O6]" office:value-type="float" office:value="20">
            <text:p>20</text:p>
          </table:table-cell>
          <table:table-cell table:formula="of:=70-(ABS([.$P3]-[.P3])+ABS([.$P4]-[.P4])+ABS([.$P5]-[.P5]))+[.P6]" office:value-type="float" office:value="70">
            <text:p>70</text:p>
          </table:table-cell>
          <table:table-cell table:formula="of:=70-(ABS([.$P3]-[.Q3])+ABS([.$P4]-[.Q4])+ABS([.$P5]-[.Q5]))+[.Q6]" office:value-type="float" office:value="10">
            <text:p>10</text:p>
          </table:table-cell>
          <table:table-cell table:formula="of:=70-(ABS([.$P3]-[.R3])+ABS([.$P4]-[.R4])+ABS([.$P5]-[.R5]))+[.R6]" office:value-type="float" office:value="0">
            <text:p>0</text:p>
          </table:table-cell>
          <table:table-cell table:formula="of:=70-(ABS([.$P3]-[.S3])+ABS([.$P4]-[.S4])+ABS([.$P5]-[.S5]))+[.S6]" office:value-type="float" office:value="-60">
            <text:p>-60</text:p>
          </table:table-cell>
          <table:table-cell table:formula="of:=70-(ABS([.$P3]-[.T3])+ABS([.$P4]-[.T4])+ABS([.$P5]-[.T5]))+[.T6]" office:value-type="float" office:value="-10">
            <text:p>-10</text:p>
          </table:table-cell>
          <table:table-cell table:formula="of:=SUM([.B25:.T25])" office:value-type="float" office:value="15">
            <text:p>15</text:p>
          </table:table-cell>
        </table:table-row>
        <table:table-row table:style-name="ro2">
          <table:table-cell office:value-type="string">
            <text:p>Terraformed</text:p>
          </table:table-cell>
          <table:table-cell table:formula="of:=70-(ABS([.$Q3]-[.B3])+ABS([.$Q4]-[.B4])+ABS([.$Q5]-[.B5]))+[.B6]" office:value-type="float" office:value="65">
            <text:p>65</text:p>
          </table:table-cell>
          <table:table-cell table:formula="of:=70-(ABS([.$Q3]-[.C3])+ABS([.$Q4]-[.C4])+ABS([.$Q5]-[.C5]))+[.C6]" office:value-type="float" office:value="70">
            <text:p>70</text:p>
          </table:table-cell>
          <table:table-cell table:formula="of:=70-(ABS([.$Q3]-[.D3])+ABS([.$Q4]-[.D4])+ABS([.$Q5]-[.D5]))+[.D6]" office:value-type="float" office:value="50">
            <text:p>50</text:p>
          </table:table-cell>
          <table:table-cell table:formula="of:=70-(ABS([.$Q3]-[.E3])+ABS([.$Q4]-[.E4])+ABS([.$Q5]-[.E5]))+[.E6]" office:value-type="float" office:value="60">
            <text:p>60</text:p>
          </table:table-cell>
          <table:table-cell table:formula="of:=70-(ABS([.$Q3]-[.F3])+ABS([.$Q4]-[.F4])+ABS([.$Q5]-[.F5]))+[.F6]" office:value-type="float" office:value="70">
            <text:p>70</text:p>
          </table:table-cell>
          <table:table-cell table:formula="of:=70-(ABS([.$Q3]-[.G3])+ABS([.$Q4]-[.G4])+ABS([.$Q5]-[.G5]))+[.G6]" office:value-type="float" office:value="70">
            <text:p>70</text:p>
          </table:table-cell>
          <table:table-cell table:formula="of:=70-(ABS([.$Q3]-[.H3])+ABS([.$Q4]-[.H4])+ABS([.$Q5]-[.H5]))+[.H6]" office:value-type="float" office:value="40">
            <text:p>40</text:p>
          </table:table-cell>
          <table:table-cell table:formula="of:=70-(ABS([.$Q3]-[.I3])+ABS([.$Q4]-[.I4])+ABS([.$Q5]-[.I5]))+[.I6]" office:value-type="float" office:value="50">
            <text:p>50</text:p>
          </table:table-cell>
          <table:table-cell table:formula="of:=70-(ABS([.$Q3]-[.J3])+ABS([.$Q4]-[.J4])+ABS([.$Q5]-[.J5]))+[.J6]" office:value-type="float" office:value="20">
            <text:p>20</text:p>
          </table:table-cell>
          <table:table-cell table:formula="of:=70-(ABS([.$Q3]-[.K3])+ABS([.$Q4]-[.K4])+ABS([.$Q5]-[.K5]))+[.K6]" office:value-type="float" office:value="30">
            <text:p>30</text:p>
          </table:table-cell>
          <table:table-cell table:formula="of:=70-(ABS([.$Q3]-[.L3])+ABS([.$Q4]-[.L4])+ABS([.$Q5]-[.L5]))+[.L6]" office:value-type="float" office:value="50">
            <text:p>50</text:p>
          </table:table-cell>
          <table:table-cell table:formula="of:=70-(ABS([.$Q3]-[.M3])+ABS([.$Q4]-[.M4])+ABS([.$Q5]-[.M5]))+[.M6]" office:value-type="float" office:value="20">
            <text:p>20</text:p>
          </table:table-cell>
          <table:table-cell table:formula="of:=70-(ABS([.$Q3]-[.N3])+ABS([.$Q4]-[.N4])+ABS([.$Q5]-[.N5]))+[.N6]" office:value-type="float" office:value="50">
            <text:p>50</text:p>
          </table:table-cell>
          <table:table-cell table:formula="of:=70-(ABS([.$Q3]-[.O3])+ABS([.$Q4]-[.O4])+ABS([.$Q5]-[.O5]))+[.O6]" office:value-type="float" office:value="-10">
            <text:p>-10</text:p>
          </table:table-cell>
          <table:table-cell table:formula="of:=70-(ABS([.$Q3]-[.P3])+ABS([.$Q4]-[.P4])+ABS([.$Q5]-[.P5]))+[.P6]" office:value-type="float" office:value="0">
            <text:p>0</text:p>
          </table:table-cell>
          <table:table-cell table:formula="of:=70-(ABS([.$Q3]-[.Q3])+ABS([.$Q4]-[.Q4])+ABS([.$Q5]-[.Q5]))+[.Q6]" office:value-type="float" office:value="80">
            <text:p>80</text:p>
          </table:table-cell>
          <table:table-cell table:formula="of:=70-(ABS([.$Q3]-[.R3])+ABS([.$Q4]-[.R4])+ABS([.$Q5]-[.R5]))+[.R6]" office:value-type="float" office:value="0">
            <text:p>0</text:p>
          </table:table-cell>
          <table:table-cell table:formula="of:=70-(ABS([.$Q3]-[.S3])+ABS([.$Q4]-[.S4])+ABS([.$Q5]-[.S5]))+[.S6]" office:value-type="float" office:value="-40">
            <text:p>-40</text:p>
          </table:table-cell>
          <table:table-cell table:formula="of:=70-(ABS([.$Q3]-[.T3])+ABS([.$Q4]-[.T4])+ABS([.$Q5]-[.T5]))+[.T6]" office:value-type="float" office:value="-30">
            <text:p>-30</text:p>
          </table:table-cell>
          <table:table-cell table:formula="of:=SUM([.B26:.T26])" office:value-type="float" office:value="645">
            <text:p>645</text:p>
          </table:table-cell>
        </table:table-row>
        <table:table-row table:style-name="ro2">
          <table:table-cell office:value-type="string">
            <text:p>Tomb</text:p>
          </table:table-cell>
          <table:table-cell table:formula="of:=70-(ABS([.$R3]-[.B3])+ABS([.$R4]-[.B4])+ABS([.$R5]-[.B5]))+[.B6]" office:value-type="float" office:value="10">
            <text:p>10</text:p>
          </table:table-cell>
          <table:table-cell table:formula="of:=70-(ABS([.$R3]-[.C3])+ABS([.$R4]-[.C4])+ABS([.$R5]-[.C5]))+[.C6]" office:value-type="float" office:value="5">
            <text:p>5</text:p>
          </table:table-cell>
          <table:table-cell table:formula="of:=70-(ABS([.$R3]-[.D3])+ABS([.$R4]-[.D4])+ABS([.$R5]-[.D5]))+[.D6]" office:value-type="float" office:value="5">
            <text:p>5</text:p>
          </table:table-cell>
          <table:table-cell table:formula="of:=70-(ABS([.$R3]-[.E3])+ABS([.$R4]-[.E4])+ABS([.$R5]-[.E5]))+[.E6]" office:value-type="float" office:value="-5">
            <text:p>-5</text:p>
          </table:table-cell>
          <table:table-cell table:formula="of:=70-(ABS([.$R3]-[.F3])+ABS([.$R4]-[.F4])+ABS([.$R5]-[.F5]))+[.F6]" office:value-type="float" office:value="15">
            <text:p>15</text:p>
          </table:table-cell>
          <table:table-cell table:formula="of:=70-(ABS([.$R3]-[.G3])+ABS([.$R4]-[.G4])+ABS([.$R5]-[.G5]))+[.G6]" office:value-type="float" office:value="5">
            <text:p>5</text:p>
          </table:table-cell>
          <table:table-cell table:formula="of:=70-(ABS([.$R3]-[.H3])+ABS([.$R4]-[.H4])+ABS([.$R5]-[.H5]))+[.H6]" office:value-type="float" office:value="-15">
            <text:p>-15</text:p>
          </table:table-cell>
          <table:table-cell table:formula="of:=70-(ABS([.$R3]-[.I3])+ABS([.$R4]-[.I4])+ABS([.$R5]-[.I5]))+[.I6]" office:value-type="float" office:value="15">
            <text:p>15</text:p>
          </table:table-cell>
          <table:table-cell table:formula="of:=70-(ABS([.$R3]-[.J3])+ABS([.$R4]-[.J4])+ABS([.$R5]-[.J5]))+[.J6]" office:value-type="float" office:value="-15">
            <text:p>-15</text:p>
          </table:table-cell>
          <table:table-cell table:formula="of:=70-(ABS([.$R3]-[.K3])+ABS([.$R4]-[.K4])+ABS([.$R5]-[.K5]))+[.K6]" office:value-type="float" office:value="-15">
            <text:p>-15</text:p>
          </table:table-cell>
          <table:table-cell table:formula="of:=70-(ABS([.$R3]-[.L3])+ABS([.$R4]-[.L4])+ABS([.$R5]-[.L5]))+[.L6]" office:value-type="float" office:value="15">
            <text:p>15</text:p>
          </table:table-cell>
          <table:table-cell table:formula="of:=70-(ABS([.$R3]-[.M3])+ABS([.$R4]-[.M4])+ABS([.$R5]-[.M5]))+[.M6]" office:value-type="float" office:value="-5">
            <text:p>-5</text:p>
          </table:table-cell>
          <table:table-cell table:formula="of:=70-(ABS([.$R3]-[.N3])+ABS([.$R4]-[.N4])+ABS([.$R5]-[.N5]))+[.N6]" office:value-type="float" office:value="-5">
            <text:p>-5</text:p>
          </table:table-cell>
          <table:table-cell table:formula="of:=70-(ABS([.$R3]-[.O3])+ABS([.$R4]-[.O4])+ABS([.$R5]-[.O5]))+[.O6]" office:value-type="float" office:value="-35">
            <text:p>-35</text:p>
          </table:table-cell>
          <table:table-cell table:formula="of:=70-(ABS([.$R3]-[.P3])+ABS([.$R4]-[.P4])+ABS([.$R5]-[.P5]))+[.P6]" office:value-type="float" office:value="-5">
            <text:p>-5</text:p>
          </table:table-cell>
          <table:table-cell table:formula="of:=70-(ABS([.$R3]-[.Q3])+ABS([.$R4]-[.Q4])+ABS([.$R5]-[.Q5]))+[.Q6]" office:value-type="float" office:value="5">
            <text:p>5</text:p>
          </table:table-cell>
          <table:table-cell table:formula="of:=70-(ABS([.$R3]-[.R3])+ABS([.$R4]-[.R4])+ABS([.$R5]-[.R5]))+[.R6]" office:value-type="float" office:value="75">
            <text:p>75</text:p>
          </table:table-cell>
          <table:table-cell table:formula="of:=70-(ABS([.$R3]-[.S3])+ABS([.$R4]-[.S4])+ABS([.$R5]-[.S5]))+[.S6]" office:value-type="float" office:value="-45">
            <text:p>-45</text:p>
          </table:table-cell>
          <table:table-cell table:formula="of:=70-(ABS([.$R3]-[.T3])+ABS([.$R4]-[.T4])+ABS([.$R5]-[.T5]))+[.T6]" office:value-type="float" office:value="-15">
            <text:p>-15</text:p>
          </table:table-cell>
          <table:table-cell table:formula="of:=SUM([.B27:.T27])" office:value-type="float" office:value="-10">
            <text:p>-10</text:p>
          </table:table-cell>
        </table:table-row>
        <table:table-row table:style-name="ro2">
          <table:table-cell office:value-type="string">
            <text:p>Hot Greenhouse</text:p>
          </table:table-cell>
          <table:table-cell table:formula="of:=70-(ABS([.$S3]-[.B3])+ABS([.$S4]-[.B4])+ABS([.$S5]-[.B5]))+[.B6]" office:value-type="float" office:value="-15">
            <text:p>-15</text:p>
          </table:table-cell>
          <table:table-cell table:formula="of:=70-(ABS([.$S3]-[.C3])+ABS([.$S4]-[.C4])+ABS([.$S5]-[.C5]))+[.C6]" office:value-type="float" office:value="-10">
            <text:p>-10</text:p>
          </table:table-cell>
          <table:table-cell table:formula="of:=70-(ABS([.$S3]-[.D3])+ABS([.$S4]-[.D4])+ABS([.$S5]-[.D5]))+[.D6]" office:value-type="float" office:value="-30">
            <text:p>-30</text:p>
          </table:table-cell>
          <table:table-cell table:formula="of:=70-(ABS([.$S3]-[.E3])+ABS([.$S4]-[.E4])+ABS([.$S5]-[.E5]))+[.E6]" office:value-type="float" office:value="-10">
            <text:p>-10</text:p>
          </table:table-cell>
          <table:table-cell table:formula="of:=70-(ABS([.$S3]-[.F3])+ABS([.$S4]-[.F4])+ABS([.$S5]-[.F5]))+[.F6]" office:value-type="float" office:value="-30">
            <text:p>-30</text:p>
          </table:table-cell>
          <table:table-cell table:formula="of:=70-(ABS([.$S3]-[.G3])+ABS([.$S4]-[.G4])+ABS([.$S5]-[.G5]))+[.G6]" office:value-type="float" office:value="-30">
            <text:p>-30</text:p>
          </table:table-cell>
          <table:table-cell table:formula="of:=70-(ABS([.$S3]-[.H3])+ABS([.$S4]-[.H4])+ABS([.$S5]-[.H5]))+[.H6]" office:value-type="float" office:value="-20">
            <text:p>-20</text:p>
          </table:table-cell>
          <table:table-cell table:formula="of:=70-(ABS([.$S3]-[.I3])+ABS([.$S4]-[.I4])+ABS([.$S5]-[.I5]))+[.I6]" office:value-type="float" office:value="-40">
            <text:p>-40</text:p>
          </table:table-cell>
          <table:table-cell table:formula="of:=70-(ABS([.$S3]-[.J3])+ABS([.$S4]-[.J4])+ABS([.$S5]-[.J5]))+[.J6]" office:value-type="float" office:value="-40">
            <text:p>-40</text:p>
          </table:table-cell>
          <table:table-cell table:formula="of:=70-(ABS([.$S3]-[.K3])+ABS([.$S4]-[.K4])+ABS([.$S5]-[.K5]))+[.K6]" office:value-type="float" office:value="-10">
            <text:p>-10</text:p>
          </table:table-cell>
          <table:table-cell table:formula="of:=70-(ABS([.$S3]-[.L3])+ABS([.$S4]-[.L4])+ABS([.$S5]-[.L5]))+[.L6]" office:value-type="float" office:value="-30">
            <text:p>-30</text:p>
          </table:table-cell>
          <table:table-cell table:formula="of:=70-(ABS([.$S3]-[.M3])+ABS([.$S4]-[.M4])+ABS([.$S5]-[.M5]))+[.M6]" office:value-type="float" office:value="-50">
            <text:p>-50</text:p>
          </table:table-cell>
          <table:table-cell table:formula="of:=70-(ABS([.$S3]-[.N3])+ABS([.$S4]-[.N4])+ABS([.$S5]-[.N5]))+[.N6]" office:value-type="float" office:value="-10">
            <text:p>-10</text:p>
          </table:table-cell>
          <table:table-cell table:formula="of:=70-(ABS([.$S3]-[.O3])+ABS([.$S4]-[.O4])+ABS([.$S5]-[.O5]))+[.O6]" office:value-type="float" office:value="-10">
            <text:p>-10</text:p>
          </table:table-cell>
          <table:table-cell table:formula="of:=70-(ABS([.$S3]-[.P3])+ABS([.$S4]-[.P4])+ABS([.$S5]-[.P5]))+[.P6]" office:value-type="float" office:value="-60">
            <text:p>-60</text:p>
          </table:table-cell>
          <table:table-cell table:formula="of:=70-(ABS([.$S3]-[.Q3])+ABS([.$S4]-[.Q4])+ABS([.$S5]-[.Q5]))+[.Q6]" office:value-type="float" office:value="-30">
            <text:p>-30</text:p>
          </table:table-cell>
          <table:table-cell table:formula="of:=70-(ABS([.$S3]-[.R3])+ABS([.$S4]-[.R4])+ABS([.$S5]-[.R5]))+[.R6]" office:value-type="float" office:value="-40">
            <text:p>-40</text:p>
          </table:table-cell>
          <table:table-cell table:formula="of:=70-(ABS([.$S3]-[.S3])+ABS([.$S4]-[.S4])+ABS([.$S5]-[.S5]))+[.S6]" office:value-type="float" office:value="70">
            <text:p>70</text:p>
          </table:table-cell>
          <table:table-cell table:formula="of:=70-(ABS([.$S3]-[.T3])+ABS([.$S4]-[.T4])+ABS([.$S5]-[.T5]))+[.T6]" office:value-type="float" office:value="-30">
            <text:p>-30</text:p>
          </table:table-cell>
          <table:table-cell table:formula="of:=SUM([.B28:.T28])" office:value-type="float" office:value="-425">
            <text:p>-425</text:p>
          </table:table-cell>
        </table:table-row>
        <table:table-row table:style-name="ro2">
          <table:table-cell office:value-type="string">
            <text:p>Cold Greenhouse</text:p>
          </table:table-cell>
          <table:table-cell table:formula="of:=70-(ABS([.$T3]-[.B3])+ABS([.$T4]-[.B4])+ABS([.$T5]-[.B5]))+[.B6]" office:value-type="float" office:value="-15">
            <text:p>-15</text:p>
          </table:table-cell>
          <table:table-cell table:formula="of:=70-(ABS([.$T3]-[.C3])+ABS([.$T4]-[.C4])+ABS([.$T5]-[.C5]))+[.C6]" office:value-type="float" office:value="-20">
            <text:p>-20</text:p>
          </table:table-cell>
          <table:table-cell table:formula="of:=70-(ABS([.$T3]-[.D3])+ABS([.$T4]-[.D4])+ABS([.$T5]-[.D5]))+[.D6]" office:value-type="float" office:value="-30">
            <text:p>-30</text:p>
          </table:table-cell>
          <table:table-cell table:formula="of:=70-(ABS([.$T3]-[.E3])+ABS([.$T4]-[.E4])+ABS([.$T5]-[.E5]))+[.E6]" office:value-type="float" office:value="-30">
            <text:p>-30</text:p>
          </table:table-cell>
          <table:table-cell table:formula="of:=70-(ABS([.$T3]-[.F3])+ABS([.$T4]-[.F4])+ABS([.$T5]-[.F5]))+[.F6]" office:value-type="float" office:value="-10">
            <text:p>-10</text:p>
          </table:table-cell>
          <table:table-cell table:formula="of:=70-(ABS([.$T3]-[.G3])+ABS([.$T4]-[.G4])+ABS([.$T5]-[.G5]))+[.G6]" office:value-type="float" office:value="-20">
            <text:p>-20</text:p>
          </table:table-cell>
          <table:table-cell table:formula="of:=70-(ABS([.$T3]-[.H3])+ABS([.$T4]-[.H4])+ABS([.$T5]-[.H5]))+[.H6]" office:value-type="float" office:value="-40">
            <text:p>-40</text:p>
          </table:table-cell>
          <table:table-cell table:formula="of:=70-(ABS([.$T3]-[.I3])+ABS([.$T4]-[.I4])+ABS([.$T5]-[.I5]))+[.I6]" office:value-type="float" office:value="-10">
            <text:p>-10</text:p>
          </table:table-cell>
          <table:table-cell table:formula="of:=70-(ABS([.$T3]-[.J3])+ABS([.$T4]-[.J4])+ABS([.$T5]-[.J5]))+[.J6]" office:value-type="float" office:value="-60">
            <text:p>-60</text:p>
          </table:table-cell>
          <table:table-cell table:formula="of:=70-(ABS([.$T3]-[.K3])+ABS([.$T4]-[.K4])+ABS([.$T5]-[.K5]))+[.K6]" office:value-type="float" office:value="-40">
            <text:p>-40</text:p>
          </table:table-cell>
          <table:table-cell table:formula="of:=70-(ABS([.$T3]-[.L3])+ABS([.$T4]-[.L4])+ABS([.$T5]-[.L5]))+[.L6]" office:value-type="float" office:value="-10">
            <text:p>-10</text:p>
          </table:table-cell>
          <table:table-cell table:formula="of:=70-(ABS([.$T3]-[.M3])+ABS([.$T4]-[.M4])+ABS([.$T5]-[.M5]))+[.M6]" office:value-type="float" office:value="-60">
            <text:p>-60</text:p>
          </table:table-cell>
          <table:table-cell table:formula="of:=70-(ABS([.$T3]-[.N3])+ABS([.$T4]-[.N4])+ABS([.$T5]-[.N5]))+[.N6]" office:value-type="float" office:value="-30">
            <text:p>-30</text:p>
          </table:table-cell>
          <table:table-cell table:formula="of:=70-(ABS([.$T3]-[.O3])+ABS([.$T4]-[.O4])+ABS([.$T5]-[.O5]))+[.O6]" office:value-type="float" office:value="-60">
            <text:p>-60</text:p>
          </table:table-cell>
          <table:table-cell table:formula="of:=70-(ABS([.$T3]-[.P3])+ABS([.$T4]-[.P4])+ABS([.$T5]-[.P5]))+[.P6]" office:value-type="float" office:value="-10">
            <text:p>-10</text:p>
          </table:table-cell>
          <table:table-cell table:formula="of:=70-(ABS([.$T3]-[.Q3])+ABS([.$T4]-[.Q4])+ABS([.$T5]-[.Q5]))+[.Q6]" office:value-type="float" office:value="-20">
            <text:p>-20</text:p>
          </table:table-cell>
          <table:table-cell table:formula="of:=70-(ABS([.$T3]-[.R3])+ABS([.$T4]-[.R4])+ABS([.$T5]-[.R5]))+[.R6]" office:value-type="float" office:value="-10">
            <text:p>-10</text:p>
          </table:table-cell>
          <table:table-cell table:formula="of:=70-(ABS([.$T3]-[.S3])+ABS([.$T4]-[.S4])+ABS([.$T5]-[.S5]))+[.S6]" office:value-type="float" office:value="-30">
            <text:p>-30</text:p>
          </table:table-cell>
          <table:table-cell table:formula="of:=70-(ABS([.$T3]-[.T3])+ABS([.$T4]-[.T4])+ABS([.$T5]-[.T5]))+[.T6]" office:value-type="float" office:value="70">
            <text:p>70</text:p>
          </table:table-cell>
          <table:table-cell table:formula="of:=SUM([.B29:.T29])" office:value-type="float" office:value="-435">
            <text:p>-435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 table:number-columns-spanned="4" table:number-rows-spanned="1">
            <text:p>Adjust habitability table based on biome diversity</text:p>
          </table:table-cell>
          <table:covered-table-cell table:number-columns-repeated="3"/>
          <table:table-cell office:value-type="string" table:number-columns-spanned="6" table:number-rows-spanned="1">
            <text:p>value of 15 get -5 penalty; value of 5 get +5 bonus; value of 0 get +10 bonus</text:p>
          </table:table-cell>
          <table:covered-table-cell table:number-columns-repeated="5"/>
          <table:table-cell table:number-columns-repeated="10"/>
        </table:table-row>
        <table:table-row table:style-name="ro2">
          <table:table-cell/>
          <table:table-cell table:style-name="ce10" office:value-type="string" table:number-columns-spanned="5" table:number-rows-spanned="1">
            <text:p>CLASS M</text:p>
          </table:table-cell>
          <table:covered-table-cell table:number-columns-repeated="4"/>
          <table:table-cell table:style-name="ce12" office:value-type="string" table:number-columns-spanned="6" table:number-rows-spanned="1">
            <text:p>CLASS L</text:p>
          </table:table-cell>
          <table:covered-table-cell table:number-columns-repeated="5"/>
          <table:table-cell table:style-name="ce13" office:value-type="string">
            <text:p>O</text:p>
          </table:table-cell>
          <table:table-cell table:style-name="ce14" office:value-type="string">
            <text:p>G</text:p>
          </table:table-cell>
          <table:table-cell table:style-name="ce15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8" office:value-type="string">
            <text:p>T</text:p>
          </table:table-cell>
          <table:table-cell table:style-name="ce19"/>
          <table:table-cell table:number-columns-repeated="2" table:style-name="ce20" office:value-type="string">
            <text:p>N</text:p>
          </table:table-cell>
          <table:table-cell/>
        </table:table-row>
        <table:table-row table:style-name="ro3">
          <table:table-cell table:style-name="ce1" office:value-type="string">
            <text:p>Habitability relation</text:p>
          </table:table-cell>
          <table:table-cell table:style-name="ce11" office:value-type="string">
            <text:p>Lush</text:p>
          </table:table-cell>
          <table:table-cell table:style-name="ce11" office:value-type="string">
            <text:p>Continental</text:p>
          </table:table-cell>
          <table:table-cell table:style-name="ce11" office:value-type="string">
            <text:p>Retinal</text:p>
          </table:table-cell>
          <table:table-cell table:style-name="ce11" office:value-type="string">
            <text:p>Savannah</text:p>
          </table:table-cell>
          <table:table-cell table:style-name="ce11" office:value-type="string">
            <text:p>Alpine</text:p>
          </table:table-cell>
          <table:table-cell table:style-name="ce11" office:value-type="string">
            <text:p>Wet Marg.</text:p>
          </table:table-cell>
          <table:table-cell table:style-name="ce11" office:value-type="string">
            <text:p>Dry Marg.</text:p>
          </table:table-cell>
          <table:table-cell table:style-name="ce11" office:value-type="string">
            <text:p>Cold Marg.</text:p>
          </table:table-cell>
          <table:table-cell table:style-name="ce11" office:value-type="string">
            <text:p>Tropical</text:p>
          </table:table-cell>
          <table:table-cell table:style-name="ce11" office:value-type="string">
            <text:p>Arid</text:p>
          </table:table-cell>
          <table:table-cell table:style-name="ce11" office:value-type="string">
            <text:p>Steppes</text:p>
          </table:table-cell>
          <table:table-cell table:style-name="ce11" office:value-type="string">
            <text:p>Pelagic</text:p>
          </table:table-cell>
          <table:table-cell table:style-name="ce11" office:value-type="string">
            <text:p>Cambrian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Glaciated</text:p>
          </table:table-cell>
          <table:table-cell table:style-name="ce11" office:value-type="string">
            <text:p>Terraformed</text:p>
          </table:table-cell>
          <table:table-cell table:style-name="ce11" office:value-type="string">
            <text:p>Tomb</text:p>
          </table:table-cell>
          <table:table-cell office:value-type="string">
            <text:p>Hot GH</text:p>
          </table:table-cell>
          <table:table-cell office:value-type="string">
            <text:p>Cold GH</text:p>
          </table:table-cell>
          <table:table-cell office:value-type="string">
            <text:p>score</text:p>
          </table:table-cell>
        </table:table-row>
        <table:table-row table:style-name="ro3">
          <table:table-cell table:style-name="ce2" office:value-type="string">
            <text:p>Lush</text:p>
          </table:table-cell>
          <table:table-cell table:style-name="ce11" table:formula="of:=[.B11]-5" office:value-type="float" office:value="80">
            <text:p>80</text:p>
          </table:table-cell>
          <table:table-cell table:style-name="ce11" table:formula="of:=[.C11]-5" office:value-type="float" office:value="65">
            <text:p>65</text:p>
          </table:table-cell>
          <table:table-cell table:style-name="ce11" table:formula="of:=[.D11]-5" office:value-type="float" office:value="65">
            <text:p>65</text:p>
          </table:table-cell>
          <table:table-cell table:style-name="ce11" table:formula="of:=[.E11]-5" office:value-type="float" office:value="45">
            <text:p>45</text:p>
          </table:table-cell>
          <table:table-cell table:style-name="ce11" table:formula="of:=[.F11]-5" office:value-type="float" office:value="45">
            <text:p>45</text:p>
          </table:table-cell>
          <table:table-cell table:style-name="ce11" table:formula="of:=[.G11]-5" office:value-type="float" office:value="55">
            <text:p>55</text:p>
          </table:table-cell>
          <table:table-cell table:style-name="ce11" table:formula="of:=[.H11]-5" office:value-type="float" office:value="25">
            <text:p>25</text:p>
          </table:table-cell>
          <table:table-cell table:style-name="ce11" table:formula="of:=[.I11]-5" office:value-type="float" office:value="25">
            <text:p>25</text:p>
          </table:table-cell>
          <table:table-cell table:style-name="ce11" table:formula="of:=[.J11]-5" office:value-type="float" office:value="35">
            <text:p>35</text:p>
          </table:table-cell>
          <table:table-cell table:style-name="ce11" table:formula="of:=[.K11]-5" office:value-type="float" office:value="15">
            <text:p>15</text:p>
          </table:table-cell>
          <table:table-cell table:style-name="ce11" table:formula="of:=[.L11]-5" office:value-type="float" office:value="25">
            <text:p>25</text:p>
          </table:table-cell>
          <table:table-cell table:style-name="ce11" table:formula="of:=[.M11]-5" office:value-type="float" office:value="35">
            <text:p>35</text:p>
          </table:table-cell>
          <table:table-cell table:style-name="ce11" table:formula="of:=[.N11]-5" office:value-type="float" office:value="35">
            <text:p>35</text:p>
          </table:table-cell>
          <table:table-cell table:style-name="ce11" table:formula="of:=[.O11]-5" office:value-type="float" office:value="-25">
            <text:p>-25</text:p>
          </table:table-cell>
          <table:table-cell table:style-name="ce11" table:formula="of:=[.P11]-5" office:value-type="float" office:value="-25">
            <text:p>-25</text:p>
          </table:table-cell>
          <table:table-cell table:style-name="ce11" table:formula="of:=[.Q11]-5" office:value-type="float" office:value="55">
            <text:p>55</text:p>
          </table:table-cell>
          <table:table-cell table:style-name="ce11" table:formula="of:=[.R11]-5" office:value-type="float" office:value="-5">
            <text:p>-5</text:p>
          </table:table-cell>
          <table:table-cell table:formula="of:=[.S11]-5" office:value-type="float" office:value="-35">
            <text:p>-35</text:p>
          </table:table-cell>
          <table:table-cell table:formula="of:=[.T11]-5" office:value-type="float" office:value="-35">
            <text:p>-35</text:p>
          </table:table-cell>
          <table:table-cell table:formula="of:=SUM([.B34:.T34])" office:value-type="float" office:value="480">
            <text:p>480</text:p>
          </table:table-cell>
        </table:table-row>
        <table:table-row table:style-name="ro2">
          <table:table-cell table:style-name="ce2" office:value-type="string">
            <text:p>Continental</text:p>
          </table:table-cell>
          <table:table-cell table:style-name="ce11" table:formula="of:=[.B12]-5" office:value-type="float" office:value="65">
            <text:p>65</text:p>
          </table:table-cell>
          <table:table-cell table:style-name="ce11" table:formula="of:=[.C12]-5" office:value-type="float" office:value="80">
            <text:p>80</text:p>
          </table:table-cell>
          <table:table-cell table:style-name="ce11" table:formula="of:=[.D12]-5" office:value-type="float" office:value="50">
            <text:p>50</text:p>
          </table:table-cell>
          <table:table-cell table:style-name="ce11" table:formula="of:=[.E12]-5" office:value-type="float" office:value="60">
            <text:p>60</text:p>
          </table:table-cell>
          <table:table-cell table:style-name="ce11" table:formula="of:=[.F12]-5" office:value-type="float" office:value="50">
            <text:p>50</text:p>
          </table:table-cell>
          <table:table-cell table:style-name="ce11" table:formula="of:=[.G12]-5" office:value-type="float" office:value="60">
            <text:p>60</text:p>
          </table:table-cell>
          <table:table-cell table:style-name="ce11" table:formula="of:=[.H12]-5" office:value-type="float" office:value="40">
            <text:p>40</text:p>
          </table:table-cell>
          <table:table-cell table:style-name="ce11" table:formula="of:=[.I12]-5" office:value-type="float" office:value="30">
            <text:p>30</text:p>
          </table:table-cell>
          <table:table-cell table:style-name="ce11" table:formula="of:=[.J12]-5" office:value-type="float" office:value="30">
            <text:p>30</text:p>
          </table:table-cell>
          <table:table-cell table:style-name="ce11" table:formula="of:=[.K12]-5" office:value-type="float" office:value="30">
            <text:p>30</text:p>
          </table:table-cell>
          <table:table-cell table:style-name="ce11" table:formula="of:=[.L12]-5" office:value-type="float" office:value="30">
            <text:p>30</text:p>
          </table:table-cell>
          <table:table-cell table:style-name="ce11" table:formula="of:=[.M12]-5" office:value-type="float" office:value="30">
            <text:p>30</text:p>
          </table:table-cell>
          <table:table-cell table:style-name="ce11" table:formula="of:=[.N12]-5" office:value-type="float" office:value="50">
            <text:p>50</text:p>
          </table:table-cell>
          <table:table-cell table:style-name="ce11" table:formula="of:=[.O12]-5" office:value-type="float" office:value="-10">
            <text:p>-10</text:p>
          </table:table-cell>
          <table:table-cell table:style-name="ce11" table:formula="of:=[.P12]-5" office:value-type="float" office:value="-20">
            <text:p>-20</text:p>
          </table:table-cell>
          <table:table-cell table:style-name="ce11" table:formula="of:=[.Q12]-5" office:value-type="float" office:value="60">
            <text:p>60</text:p>
          </table:table-cell>
          <table:table-cell table:style-name="ce11" table:formula="of:=[.R12]-5" office:value-type="float" office:value="-10">
            <text:p>-10</text:p>
          </table:table-cell>
          <table:table-cell table:formula="of:=[.S12]-5" office:value-type="float" office:value="-30">
            <text:p>-30</text:p>
          </table:table-cell>
          <table:table-cell table:formula="of:=[.T12]-5" office:value-type="float" office:value="-40">
            <text:p>-40</text:p>
          </table:table-cell>
          <table:table-cell table:formula="of:=SUM([.B35:.T35])" office:value-type="float" office:value="555">
            <text:p>555</text:p>
          </table:table-cell>
        </table:table-row>
        <table:table-row table:style-name="ro3">
          <table:table-cell table:style-name="ce2" office:value-type="string">
            <text:p>Retinal</text:p>
          </table:table-cell>
          <table:table-cell table:style-name="ce11" table:formula="of:=[.B13]" office:value-type="float" office:value="75">
            <text:p>75</text:p>
          </table:table-cell>
          <table:table-cell table:style-name="ce11" table:formula="of:=[.C13]" office:value-type="float" office:value="60">
            <text:p>60</text:p>
          </table:table-cell>
          <table:table-cell table:style-name="ce11" table:formula="of:=[.D13]" office:value-type="float" office:value="80">
            <text:p>80</text:p>
          </table:table-cell>
          <table:table-cell table:style-name="ce11" table:formula="of:=[.E13]" office:value-type="float" office:value="40">
            <text:p>40</text:p>
          </table:table-cell>
          <table:table-cell table:style-name="ce11" table:formula="of:=[.F13]" office:value-type="float" office:value="40">
            <text:p>40</text:p>
          </table:table-cell>
          <table:table-cell table:style-name="ce11" table:formula="of:=[.G13]" office:value-type="float" office:value="50">
            <text:p>50</text:p>
          </table:table-cell>
          <table:table-cell table:style-name="ce11" table:formula="of:=[.H13]" office:value-type="float" office:value="20">
            <text:p>20</text:p>
          </table:table-cell>
          <table:table-cell table:style-name="ce11" table:formula="of:=[.I13]" office:value-type="float" office:value="20">
            <text:p>20</text:p>
          </table:table-cell>
          <table:table-cell table:style-name="ce11" table:formula="of:=[.J13]" office:value-type="float" office:value="50">
            <text:p>50</text:p>
          </table:table-cell>
          <table:table-cell table:style-name="ce11" table:formula="of:=[.K13]" office:value-type="float" office:value="10">
            <text:p>10</text:p>
          </table:table-cell>
          <table:table-cell table:style-name="ce11" table:formula="of:=[.L13]" office:value-type="float" office:value="20">
            <text:p>20</text:p>
          </table:table-cell>
          <table:table-cell table:style-name="ce11" table:formula="of:=[.M13]" office:value-type="float" office:value="50">
            <text:p>50</text:p>
          </table:table-cell>
          <table:table-cell table:style-name="ce11" table:formula="of:=[.N13]" office:value-type="float" office:value="30">
            <text:p>30</text:p>
          </table:table-cell>
          <table:table-cell table:style-name="ce11" table:formula="of:=[.O13]" office:value-type="float" office:value="-30">
            <text:p>-30</text:p>
          </table:table-cell>
          <table:table-cell table:style-name="ce11" table:formula="of:=[.P13]" office:value-type="float" office:value="-30">
            <text:p>-30</text:p>
          </table:table-cell>
          <table:table-cell table:style-name="ce11" table:formula="of:=[.Q13]" office:value-type="float" office:value="50">
            <text:p>50</text:p>
          </table:table-cell>
          <table:table-cell table:style-name="ce11" table:formula="of:=[.R13]" office:value-type="float" office:value="0">
            <text:p>0</text:p>
          </table:table-cell>
          <table:table-cell table:formula="of:=[.S13]" office:value-type="float" office:value="-40">
            <text:p>-40</text:p>
          </table:table-cell>
          <table:table-cell table:formula="of:=[.T13]" office:value-type="float" office:value="-40">
            <text:p>-40</text:p>
          </table:table-cell>
          <table:table-cell table:formula="of:=SUM([.B36:.T36])" office:value-type="float" office:value="455">
            <text:p>455</text:p>
          </table:table-cell>
        </table:table-row>
        <table:table-row table:style-name="ro3">
          <table:table-cell table:style-name="ce2" office:value-type="string">
            <text:p>Savannah</text:p>
          </table:table-cell>
          <table:table-cell table:style-name="ce11" table:formula="of:=[.B14]" office:value-type="float" office:value="55">
            <text:p>55</text:p>
          </table:table-cell>
          <table:table-cell table:style-name="ce11" table:formula="of:=[.C14]" office:value-type="float" office:value="70">
            <text:p>70</text:p>
          </table:table-cell>
          <table:table-cell table:style-name="ce11" table:formula="of:=[.D14]" office:value-type="float" office:value="40">
            <text:p>40</text:p>
          </table:table-cell>
          <table:table-cell table:style-name="ce11" table:formula="of:=[.E14]" office:value-type="float" office:value="80">
            <text:p>80</text:p>
          </table:table-cell>
          <table:table-cell table:style-name="ce11" table:formula="of:=[.F14]" office:value-type="float" office:value="60">
            <text:p>60</text:p>
          </table:table-cell>
          <table:table-cell table:style-name="ce11" table:formula="of:=[.G14]" office:value-type="float" office:value="50">
            <text:p>50</text:p>
          </table:table-cell>
          <table:table-cell table:style-name="ce11" table:formula="of:=[.H14]" office:value-type="float" office:value="60">
            <text:p>60</text:p>
          </table:table-cell>
          <table:table-cell table:style-name="ce11" table:formula="of:=[.I14]" office:value-type="float" office:value="40">
            <text:p>40</text:p>
          </table:table-cell>
          <table:table-cell table:style-name="ce11" table:formula="of:=[.J14]" office:value-type="float" office:value="30">
            <text:p>30</text:p>
          </table:table-cell>
          <table:table-cell table:style-name="ce11" table:formula="of:=[.K14]" office:value-type="float" office:value="50">
            <text:p>50</text:p>
          </table:table-cell>
          <table:table-cell table:style-name="ce11" table:formula="of:=[.L14]" office:value-type="float" office:value="40">
            <text:p>40</text:p>
          </table:table-cell>
          <table:table-cell table:style-name="ce11" table:formula="of:=[.M14]" office:value-type="float" office:value="20">
            <text:p>20</text:p>
          </table:table-cell>
          <table:table-cell table:style-name="ce11" table:formula="of:=[.N14]" office:value-type="float" office:value="70">
            <text:p>70</text:p>
          </table:table-cell>
          <table:table-cell table:style-name="ce11" table:formula="of:=[.O14]" office:value-type="float" office:value="10">
            <text:p>10</text:p>
          </table:table-cell>
          <table:table-cell table:style-name="ce11" table:formula="of:=[.P14]" office:value-type="float" office:value="-10">
            <text:p>-10</text:p>
          </table:table-cell>
          <table:table-cell table:style-name="ce11" table:formula="of:=[.Q14]" office:value-type="float" office:value="60">
            <text:p>60</text:p>
          </table:table-cell>
          <table:table-cell table:style-name="ce11" table:formula="of:=[.R14]" office:value-type="float" office:value="-10">
            <text:p>-10</text:p>
          </table:table-cell>
          <table:table-cell table:formula="of:=[.S14]" office:value-type="float" office:value="-20">
            <text:p>-20</text:p>
          </table:table-cell>
          <table:table-cell table:formula="of:=[.T14]" office:value-type="float" office:value="-40">
            <text:p>-40</text:p>
          </table:table-cell>
          <table:table-cell table:formula="of:=SUM([.B37:.T37])" office:value-type="float" office:value="655">
            <text:p>655</text:p>
          </table:table-cell>
        </table:table-row>
        <table:table-row table:style-name="ro3">
          <table:table-cell table:style-name="ce2" office:value-type="string">
            <text:p>Alpine</text:p>
          </table:table-cell>
          <table:table-cell table:style-name="ce11" table:formula="of:=[.B15]" office:value-type="float" office:value="55">
            <text:p>55</text:p>
          </table:table-cell>
          <table:table-cell table:style-name="ce11" table:formula="of:=[.C15]" office:value-type="float" office:value="60">
            <text:p>60</text:p>
          </table:table-cell>
          <table:table-cell table:style-name="ce11" table:formula="of:=[.D15]" office:value-type="float" office:value="40">
            <text:p>40</text:p>
          </table:table-cell>
          <table:table-cell table:style-name="ce11" table:formula="of:=[.E15]" office:value-type="float" office:value="60">
            <text:p>60</text:p>
          </table:table-cell>
          <table:table-cell table:style-name="ce11" table:formula="of:=[.F15]" office:value-type="float" office:value="80">
            <text:p>80</text:p>
          </table:table-cell>
          <table:table-cell table:style-name="ce11" table:formula="of:=[.G15]" office:value-type="float" office:value="60">
            <text:p>60</text:p>
          </table:table-cell>
          <table:table-cell table:style-name="ce11" table:formula="of:=[.H15]" office:value-type="float" office:value="40">
            <text:p>40</text:p>
          </table:table-cell>
          <table:table-cell table:style-name="ce11" table:formula="of:=[.I15]" office:value-type="float" office:value="60">
            <text:p>60</text:p>
          </table:table-cell>
          <table:table-cell table:style-name="ce11" table:formula="of:=[.J15]" office:value-type="float" office:value="10">
            <text:p>10</text:p>
          </table:table-cell>
          <table:table-cell table:style-name="ce11" table:formula="of:=[.K15]" office:value-type="float" office:value="30">
            <text:p>30</text:p>
          </table:table-cell>
          <table:table-cell table:style-name="ce11" table:formula="of:=[.L15]" office:value-type="float" office:value="60">
            <text:p>60</text:p>
          </table:table-cell>
          <table:table-cell table:style-name="ce11" table:formula="of:=[.M15]" office:value-type="float" office:value="10">
            <text:p>10</text:p>
          </table:table-cell>
          <table:table-cell table:style-name="ce11" table:formula="of:=[.N15]" office:value-type="float" office:value="50">
            <text:p>50</text:p>
          </table:table-cell>
          <table:table-cell table:style-name="ce11" table:formula="of:=[.O15]" office:value-type="float" office:value="-10">
            <text:p>-10</text:p>
          </table:table-cell>
          <table:table-cell table:style-name="ce11" table:formula="of:=[.P15]" office:value-type="float" office:value="10">
            <text:p>10</text:p>
          </table:table-cell>
          <table:table-cell table:style-name="ce11" table:formula="of:=[.Q15]" office:value-type="float" office:value="70">
            <text:p>70</text:p>
          </table:table-cell>
          <table:table-cell table:style-name="ce11" table:formula="of:=[.R15]" office:value-type="float" office:value="10">
            <text:p>10</text:p>
          </table:table-cell>
          <table:table-cell table:formula="of:=[.S15]" office:value-type="float" office:value="-40">
            <text:p>-40</text:p>
          </table:table-cell>
          <table:table-cell table:formula="of:=[.T15]" office:value-type="float" office:value="-20">
            <text:p>-20</text:p>
          </table:table-cell>
          <table:table-cell table:formula="of:=SUM([.B38:.T38])" office:value-type="float" office:value="635">
            <text:p>635</text:p>
          </table:table-cell>
        </table:table-row>
        <table:table-row table:style-name="ro3">
          <table:table-cell table:style-name="ce3" office:value-type="string">
            <text:p>Wet Marg.</text:p>
          </table:table-cell>
          <table:table-cell table:style-name="ce11" table:formula="of:=[.B16]+5" office:value-type="float" office:value="75">
            <text:p>75</text:p>
          </table:table-cell>
          <table:table-cell table:style-name="ce11" table:formula="of:=[.C16]+5" office:value-type="float" office:value="80">
            <text:p>80</text:p>
          </table:table-cell>
          <table:table-cell table:style-name="ce11" table:formula="of:=[.D16]+5" office:value-type="float" office:value="60">
            <text:p>60</text:p>
          </table:table-cell>
          <table:table-cell table:style-name="ce11" table:formula="of:=[.E16]+5" office:value-type="float" office:value="60">
            <text:p>60</text:p>
          </table:table-cell>
          <table:table-cell table:style-name="ce11" table:formula="of:=[.F16]+5" office:value-type="float" office:value="70">
            <text:p>70</text:p>
          </table:table-cell>
          <table:table-cell table:style-name="ce11" table:formula="of:=[.G16]+5" office:value-type="float" office:value="80">
            <text:p>80</text:p>
          </table:table-cell>
          <table:table-cell table:style-name="ce11" table:formula="of:=[.H16]+5" office:value-type="float" office:value="40">
            <text:p>40</text:p>
          </table:table-cell>
          <table:table-cell table:style-name="ce11" table:formula="of:=[.I16]+5" office:value-type="float" office:value="50">
            <text:p>50</text:p>
          </table:table-cell>
          <table:table-cell table:style-name="ce11" table:formula="of:=[.J16]+5" office:value-type="float" office:value="30">
            <text:p>30</text:p>
          </table:table-cell>
          <table:table-cell table:style-name="ce11" table:formula="of:=[.K16]+5" office:value-type="float" office:value="30">
            <text:p>30</text:p>
          </table:table-cell>
          <table:table-cell table:style-name="ce11" table:formula="of:=[.L16]+5" office:value-type="float" office:value="50">
            <text:p>50</text:p>
          </table:table-cell>
          <table:table-cell table:style-name="ce11" table:formula="of:=[.M16]+5" office:value-type="float" office:value="30">
            <text:p>30</text:p>
          </table:table-cell>
          <table:table-cell table:style-name="ce11" table:formula="of:=[.N16]+5" office:value-type="float" office:value="50">
            <text:p>50</text:p>
          </table:table-cell>
          <table:table-cell table:style-name="ce11" table:formula="of:=[.O16]+5" office:value-type="float" office:value="-10">
            <text:p>-10</text:p>
          </table:table-cell>
          <table:table-cell table:style-name="ce11" table:formula="of:=[.P16]+5" office:value-type="float" office:value="0">
            <text:p>0</text:p>
          </table:table-cell>
          <table:table-cell table:style-name="ce11" table:formula="of:=[.Q16]+5" office:value-type="float" office:value="80">
            <text:p>80</text:p>
          </table:table-cell>
          <table:table-cell table:style-name="ce11" table:formula="of:=[.R16]+5" office:value-type="float" office:value="10">
            <text:p>10</text:p>
          </table:table-cell>
          <table:table-cell table:formula="of:=[.S16]+5" office:value-type="float" office:value="-30">
            <text:p>-30</text:p>
          </table:table-cell>
          <table:table-cell table:formula="of:=[.T16]+5" office:value-type="float" office:value="-20">
            <text:p>-20</text:p>
          </table:table-cell>
          <table:table-cell table:formula="of:=SUM([.B39:.T39])" office:value-type="float" office:value="735">
            <text:p>735</text:p>
          </table:table-cell>
        </table:table-row>
        <table:table-row table:style-name="ro3">
          <table:table-cell table:style-name="ce3" office:value-type="string">
            <text:p>Dry Marg.</text:p>
          </table:table-cell>
          <table:table-cell table:style-name="ce11" table:formula="of:=[.B17]+5" office:value-type="float" office:value="45">
            <text:p>45</text:p>
          </table:table-cell>
          <table:table-cell table:style-name="ce11" table:formula="of:=[.C17]+5" office:value-type="float" office:value="60">
            <text:p>60</text:p>
          </table:table-cell>
          <table:table-cell table:style-name="ce11" table:formula="of:=[.D17]+5" office:value-type="float" office:value="30">
            <text:p>30</text:p>
          </table:table-cell>
          <table:table-cell table:style-name="ce11" table:formula="of:=[.E17]+5" office:value-type="float" office:value="70">
            <text:p>70</text:p>
          </table:table-cell>
          <table:table-cell table:style-name="ce11" table:formula="of:=[.F17]+5" office:value-type="float" office:value="50">
            <text:p>50</text:p>
          </table:table-cell>
          <table:table-cell table:style-name="ce11" table:formula="of:=[.G17]+5" office:value-type="float" office:value="40">
            <text:p>40</text:p>
          </table:table-cell>
          <table:table-cell table:style-name="ce11" table:formula="of:=[.H17]+5" office:value-type="float" office:value="80">
            <text:p>80</text:p>
          </table:table-cell>
          <table:table-cell table:style-name="ce11" table:formula="of:=[.I17]+5" office:value-type="float" office:value="50">
            <text:p>50</text:p>
          </table:table-cell>
          <table:table-cell table:style-name="ce11" table:formula="of:=[.J17]+5" office:value-type="float" office:value="20">
            <text:p>20</text:p>
          </table:table-cell>
          <table:table-cell table:style-name="ce11" table:formula="of:=[.K17]+5" office:value-type="float" office:value="70">
            <text:p>70</text:p>
          </table:table-cell>
          <table:table-cell table:style-name="ce11" table:formula="of:=[.L17]+5" office:value-type="float" office:value="50">
            <text:p>50</text:p>
          </table:table-cell>
          <table:table-cell table:style-name="ce11" table:formula="of:=[.M17]+5" office:value-type="float" office:value="10">
            <text:p>10</text:p>
          </table:table-cell>
          <table:table-cell table:style-name="ce11" table:formula="of:=[.N17]+5" office:value-type="float" office:value="80">
            <text:p>80</text:p>
          </table:table-cell>
          <table:table-cell table:style-name="ce11" table:formula="of:=[.O17]+5" office:value-type="float" office:value="30">
            <text:p>30</text:p>
          </table:table-cell>
          <table:table-cell table:style-name="ce11" table:formula="of:=[.P17]+5" office:value-type="float" office:value="10">
            <text:p>10</text:p>
          </table:table-cell>
          <table:table-cell table:style-name="ce11" table:formula="of:=[.Q17]+5" office:value-type="float" office:value="50">
            <text:p>50</text:p>
          </table:table-cell>
          <table:table-cell table:style-name="ce11" table:formula="of:=[.R17]+5" office:value-type="float" office:value="-10">
            <text:p>-10</text:p>
          </table:table-cell>
          <table:table-cell table:formula="of:=[.S17]+5" office:value-type="float" office:value="-20">
            <text:p>-20</text:p>
          </table:table-cell>
          <table:table-cell table:formula="of:=[.T17]+5" office:value-type="float" office:value="-40">
            <text:p>-40</text:p>
          </table:table-cell>
          <table:table-cell table:formula="of:=SUM([.B40:.T40])" office:value-type="float" office:value="675">
            <text:p>675</text:p>
          </table:table-cell>
        </table:table-row>
        <table:table-row table:style-name="ro3">
          <table:table-cell table:style-name="ce3" office:value-type="string">
            <text:p>Cold Marg.</text:p>
          </table:table-cell>
          <table:table-cell table:style-name="ce11" table:formula="of:=[.B18]+5" office:value-type="float" office:value="45">
            <text:p>45</text:p>
          </table:table-cell>
          <table:table-cell table:style-name="ce11" table:formula="of:=[.C18]+5" office:value-type="float" office:value="50">
            <text:p>50</text:p>
          </table:table-cell>
          <table:table-cell table:style-name="ce11" table:formula="of:=[.D18]+5" office:value-type="float" office:value="30">
            <text:p>30</text:p>
          </table:table-cell>
          <table:table-cell table:style-name="ce11" table:formula="of:=[.E18]+5" office:value-type="float" office:value="50">
            <text:p>50</text:p>
          </table:table-cell>
          <table:table-cell table:style-name="ce11" table:formula="of:=[.F18]+5" office:value-type="float" office:value="70">
            <text:p>70</text:p>
          </table:table-cell>
          <table:table-cell table:style-name="ce11" table:formula="of:=[.G18]+5" office:value-type="float" office:value="50">
            <text:p>50</text:p>
          </table:table-cell>
          <table:table-cell table:style-name="ce11" table:formula="of:=[.H18]+5" office:value-type="float" office:value="50">
            <text:p>50</text:p>
          </table:table-cell>
          <table:table-cell table:style-name="ce11" table:formula="of:=[.I18]+5" office:value-type="float" office:value="80">
            <text:p>80</text:p>
          </table:table-cell>
          <table:table-cell table:style-name="ce11" table:formula="of:=[.J18]+5" office:value-type="float" office:value="0">
            <text:p>0</text:p>
          </table:table-cell>
          <table:table-cell table:style-name="ce11" table:formula="of:=[.K18]+5" office:value-type="float" office:value="40">
            <text:p>40</text:p>
          </table:table-cell>
          <table:table-cell table:style-name="ce11" table:formula="of:=[.L18]+5" office:value-type="float" office:value="70">
            <text:p>70</text:p>
          </table:table-cell>
          <table:table-cell table:style-name="ce11" table:formula="of:=[.M18]+5" office:value-type="float" office:value="0">
            <text:p>0</text:p>
          </table:table-cell>
          <table:table-cell table:style-name="ce11" table:formula="of:=[.N18]+5" office:value-type="float" office:value="60">
            <text:p>60</text:p>
          </table:table-cell>
          <table:table-cell table:style-name="ce11" table:formula="of:=[.O18]+5" office:value-type="float" office:value="0">
            <text:p>0</text:p>
          </table:table-cell>
          <table:table-cell table:style-name="ce11" table:formula="of:=[.P18]+5" office:value-type="float" office:value="30">
            <text:p>30</text:p>
          </table:table-cell>
          <table:table-cell table:style-name="ce11" table:formula="of:=[.Q18]+5" office:value-type="float" office:value="60">
            <text:p>60</text:p>
          </table:table-cell>
          <table:table-cell table:style-name="ce11" table:formula="of:=[.R18]+5" office:value-type="float" office:value="20">
            <text:p>20</text:p>
          </table:table-cell>
          <table:table-cell table:formula="of:=[.S18]+5" office:value-type="float" office:value="-40">
            <text:p>-40</text:p>
          </table:table-cell>
          <table:table-cell table:formula="of:=[.T18]+5" office:value-type="float" office:value="-10">
            <text:p>-10</text:p>
          </table:table-cell>
          <table:table-cell table:formula="of:=SUM([.B41:.T41])" office:value-type="float" office:value="655">
            <text:p>655</text:p>
          </table:table-cell>
        </table:table-row>
        <table:table-row table:style-name="ro2">
          <table:table-cell table:style-name="ce3" office:value-type="string">
            <text:p>Tropical</text:p>
          </table:table-cell>
          <table:table-cell table:style-name="ce11" table:formula="of:=[.B19]+5" office:value-type="float" office:value="55">
            <text:p>55</text:p>
          </table:table-cell>
          <table:table-cell table:style-name="ce11" table:formula="of:=[.C19]+5" office:value-type="float" office:value="50">
            <text:p>50</text:p>
          </table:table-cell>
          <table:table-cell table:style-name="ce11" table:formula="of:=[.D19]+5" office:value-type="float" office:value="60">
            <text:p>60</text:p>
          </table:table-cell>
          <table:table-cell table:style-name="ce11" table:formula="of:=[.E19]+5" office:value-type="float" office:value="40">
            <text:p>40</text:p>
          </table:table-cell>
          <table:table-cell table:style-name="ce11" table:formula="of:=[.F19]+5" office:value-type="float" office:value="20">
            <text:p>20</text:p>
          </table:table-cell>
          <table:table-cell table:style-name="ce11" table:formula="of:=[.G19]+5" office:value-type="float" office:value="30">
            <text:p>30</text:p>
          </table:table-cell>
          <table:table-cell table:style-name="ce11" table:formula="of:=[.H19]+5" office:value-type="float" office:value="20">
            <text:p>20</text:p>
          </table:table-cell>
          <table:table-cell table:style-name="ce11" table:formula="of:=[.I19]+5" office:value-type="float" office:value="0">
            <text:p>0</text:p>
          </table:table-cell>
          <table:table-cell table:style-name="ce11" table:formula="of:=[.J19]+5" office:value-type="float" office:value="80">
            <text:p>80</text:p>
          </table:table-cell>
          <table:table-cell table:style-name="ce11" table:formula="of:=[.K19]+5" office:value-type="float" office:value="10">
            <text:p>10</text:p>
          </table:table-cell>
          <table:table-cell table:style-name="ce11" table:formula="of:=[.L19]+5" office:value-type="float" office:value="0">
            <text:p>0</text:p>
          </table:table-cell>
          <table:table-cell table:style-name="ce11" table:formula="of:=[.M19]+5" office:value-type="float" office:value="60">
            <text:p>60</text:p>
          </table:table-cell>
          <table:table-cell table:style-name="ce11" table:formula="of:=[.N19]+5" office:value-type="float" office:value="30">
            <text:p>30</text:p>
          </table:table-cell>
          <table:table-cell table:style-name="ce11" table:formula="of:=[.O19]+5" office:value-type="float" office:value="-30">
            <text:p>-30</text:p>
          </table:table-cell>
          <table:table-cell table:style-name="ce11" table:formula="of:=[.P19]+5" office:value-type="float" office:value="-50">
            <text:p>-50</text:p>
          </table:table-cell>
          <table:table-cell table:style-name="ce11" table:formula="of:=[.Q19]+5" office:value-type="float" office:value="30">
            <text:p>30</text:p>
          </table:table-cell>
          <table:table-cell table:style-name="ce11" table:formula="of:=[.R19]+5" office:value-type="float" office:value="-10">
            <text:p>-10</text:p>
          </table:table-cell>
          <table:table-cell table:formula="of:=[.S19]+5" office:value-type="float" office:value="-40">
            <text:p>-40</text:p>
          </table:table-cell>
          <table:table-cell table:formula="of:=[.T19]+5" office:value-type="float" office:value="-60">
            <text:p>-60</text:p>
          </table:table-cell>
          <table:table-cell table:formula="of:=SUM([.B42:.T42])" office:value-type="float" office:value="295">
            <text:p>295</text:p>
          </table:table-cell>
        </table:table-row>
        <table:table-row table:style-name="ro3">
          <table:table-cell table:style-name="ce3" office:value-type="string">
            <text:p>Arid</text:p>
          </table:table-cell>
          <table:table-cell table:style-name="ce11" table:formula="of:=[.B20]+5" office:value-type="float" office:value="35">
            <text:p>35</text:p>
          </table:table-cell>
          <table:table-cell table:style-name="ce11" table:formula="of:=[.C20]+5" office:value-type="float" office:value="50">
            <text:p>50</text:p>
          </table:table-cell>
          <table:table-cell table:style-name="ce11" table:formula="of:=[.D20]+5" office:value-type="float" office:value="20">
            <text:p>20</text:p>
          </table:table-cell>
          <table:table-cell table:style-name="ce11" table:formula="of:=[.E20]+5" office:value-type="float" office:value="60">
            <text:p>60</text:p>
          </table:table-cell>
          <table:table-cell table:style-name="ce11" table:formula="of:=[.F20]+5" office:value-type="float" office:value="40">
            <text:p>40</text:p>
          </table:table-cell>
          <table:table-cell table:style-name="ce11" table:formula="of:=[.G20]+5" office:value-type="float" office:value="30">
            <text:p>30</text:p>
          </table:table-cell>
          <table:table-cell table:style-name="ce11" table:formula="of:=[.H20]+5" office:value-type="float" office:value="70">
            <text:p>70</text:p>
          </table:table-cell>
          <table:table-cell table:style-name="ce11" table:formula="of:=[.I20]+5" office:value-type="float" office:value="40">
            <text:p>40</text:p>
          </table:table-cell>
          <table:table-cell table:style-name="ce11" table:formula="of:=[.J20]+5" office:value-type="float" office:value="10">
            <text:p>10</text:p>
          </table:table-cell>
          <table:table-cell table:style-name="ce11" table:formula="of:=[.K20]+5" office:value-type="float" office:value="80">
            <text:p>80</text:p>
          </table:table-cell>
          <table:table-cell table:style-name="ce11" table:formula="of:=[.L20]+5" office:value-type="float" office:value="50">
            <text:p>50</text:p>
          </table:table-cell>
          <table:table-cell table:style-name="ce11" table:formula="of:=[.M20]+5" office:value-type="float" office:value="0">
            <text:p>0</text:p>
          </table:table-cell>
          <table:table-cell table:style-name="ce11" table:formula="of:=[.N20]+5" office:value-type="float" office:value="70">
            <text:p>70</text:p>
          </table:table-cell>
          <table:table-cell table:style-name="ce11" table:formula="of:=[.O20]+5" office:value-type="float" office:value="40">
            <text:p>40</text:p>
          </table:table-cell>
          <table:table-cell table:style-name="ce11" table:formula="of:=[.P20]+5" office:value-type="float" office:value="10">
            <text:p>10</text:p>
          </table:table-cell>
          <table:table-cell table:style-name="ce11" table:formula="of:=[.Q20]+5" office:value-type="float" office:value="40">
            <text:p>40</text:p>
          </table:table-cell>
          <table:table-cell table:style-name="ce11" table:formula="of:=[.R20]+5" office:value-type="float" office:value="-10">
            <text:p>-10</text:p>
          </table:table-cell>
          <table:table-cell table:formula="of:=[.S20]+5" office:value-type="float" office:value="-10">
            <text:p>-10</text:p>
          </table:table-cell>
          <table:table-cell table:formula="of:=[.T20]+5" office:value-type="float" office:value="-40">
            <text:p>-40</text:p>
          </table:table-cell>
          <table:table-cell table:formula="of:=SUM([.B43:.T43])" office:value-type="float" office:value="585">
            <text:p>585</text:p>
          </table:table-cell>
        </table:table-row>
        <table:table-row table:style-name="ro3">
          <table:table-cell table:style-name="ce3" office:value-type="string">
            <text:p>Steppes</text:p>
          </table:table-cell>
          <table:table-cell table:style-name="ce11" table:formula="of:=[.B21]+5" office:value-type="float" office:value="45">
            <text:p>45</text:p>
          </table:table-cell>
          <table:table-cell table:style-name="ce11" table:formula="of:=[.C21]+5" office:value-type="float" office:value="50">
            <text:p>50</text:p>
          </table:table-cell>
          <table:table-cell table:style-name="ce11" table:formula="of:=[.D21]+5" office:value-type="float" office:value="30">
            <text:p>30</text:p>
          </table:table-cell>
          <table:table-cell table:style-name="ce11" table:formula="of:=[.E21]+5" office:value-type="float" office:value="50">
            <text:p>50</text:p>
          </table:table-cell>
          <table:table-cell table:style-name="ce11" table:formula="of:=[.F21]+5" office:value-type="float" office:value="70">
            <text:p>70</text:p>
          </table:table-cell>
          <table:table-cell table:style-name="ce11" table:formula="of:=[.G21]+5" office:value-type="float" office:value="50">
            <text:p>50</text:p>
          </table:table-cell>
          <table:table-cell table:style-name="ce11" table:formula="of:=[.H21]+5" office:value-type="float" office:value="50">
            <text:p>50</text:p>
          </table:table-cell>
          <table:table-cell table:style-name="ce11" table:formula="of:=[.I21]+5" office:value-type="float" office:value="70">
            <text:p>70</text:p>
          </table:table-cell>
          <table:table-cell table:style-name="ce11" table:formula="of:=[.J21]+5" office:value-type="float" office:value="0">
            <text:p>0</text:p>
          </table:table-cell>
          <table:table-cell table:style-name="ce11" table:formula="of:=[.K21]+5" office:value-type="float" office:value="50">
            <text:p>50</text:p>
          </table:table-cell>
          <table:table-cell table:style-name="ce11" table:formula="of:=[.L21]+5" office:value-type="float" office:value="80">
            <text:p>80</text:p>
          </table:table-cell>
          <table:table-cell table:style-name="ce11" table:formula="of:=[.M21]+5" office:value-type="float" office:value="0">
            <text:p>0</text:p>
          </table:table-cell>
          <table:table-cell table:style-name="ce11" table:formula="of:=[.N21]+5" office:value-type="float" office:value="60">
            <text:p>60</text:p>
          </table:table-cell>
          <table:table-cell table:style-name="ce11" table:formula="of:=[.O21]+5" office:value-type="float" office:value="10">
            <text:p>10</text:p>
          </table:table-cell>
          <table:table-cell table:style-name="ce11" table:formula="of:=[.P21]+5" office:value-type="float" office:value="30">
            <text:p>30</text:p>
          </table:table-cell>
          <table:table-cell table:style-name="ce11" table:formula="of:=[.Q21]+5" office:value-type="float" office:value="60">
            <text:p>60</text:p>
          </table:table-cell>
          <table:table-cell table:style-name="ce11" table:formula="of:=[.R21]+5" office:value-type="float" office:value="20">
            <text:p>20</text:p>
          </table:table-cell>
          <table:table-cell table:formula="of:=[.S21]+5" office:value-type="float" office:value="-30">
            <text:p>-30</text:p>
          </table:table-cell>
          <table:table-cell table:formula="of:=[.T21]+5" office:value-type="float" office:value="-10">
            <text:p>-10</text:p>
          </table:table-cell>
          <table:table-cell table:formula="of:=SUM([.B44:.T44])" office:value-type="float" office:value="685">
            <text:p>685</text:p>
          </table:table-cell>
        </table:table-row>
        <table:table-row table:style-name="ro3">
          <table:table-cell table:style-name="ce4" office:value-type="string">
            <text:p>Pelagic</text:p>
          </table:table-cell>
          <table:table-cell table:style-name="ce11" table:formula="of:=[.B22]+10" office:value-type="float" office:value="65">
            <text:p>65</text:p>
          </table:table-cell>
          <table:table-cell table:style-name="ce11" table:formula="of:=[.C22]+10" office:value-type="float" office:value="60">
            <text:p>60</text:p>
          </table:table-cell>
          <table:table-cell table:style-name="ce11" table:formula="of:=[.D22]+10" office:value-type="float" office:value="70">
            <text:p>70</text:p>
          </table:table-cell>
          <table:table-cell table:style-name="ce11" table:formula="of:=[.E22]+10" office:value-type="float" office:value="40">
            <text:p>40</text:p>
          </table:table-cell>
          <table:table-cell table:style-name="ce11" table:formula="of:=[.F22]+10" office:value-type="float" office:value="30">
            <text:p>30</text:p>
          </table:table-cell>
          <table:table-cell table:style-name="ce11" table:formula="of:=[.G22]+10" office:value-type="float" office:value="40">
            <text:p>40</text:p>
          </table:table-cell>
          <table:table-cell table:style-name="ce11" table:formula="of:=[.H22]+10" office:value-type="float" office:value="20">
            <text:p>20</text:p>
          </table:table-cell>
          <table:table-cell table:style-name="ce11" table:formula="of:=[.I22]+10" office:value-type="float" office:value="10">
            <text:p>10</text:p>
          </table:table-cell>
          <table:table-cell table:style-name="ce11" table:formula="of:=[.J22]+10" office:value-type="float" office:value="70">
            <text:p>70</text:p>
          </table:table-cell>
          <table:table-cell table:style-name="ce11" table:formula="of:=[.K22]+10" office:value-type="float" office:value="10">
            <text:p>10</text:p>
          </table:table-cell>
          <table:table-cell table:style-name="ce11" table:formula="of:=[.L22]+10" office:value-type="float" office:value="10">
            <text:p>10</text:p>
          </table:table-cell>
          <table:table-cell table:style-name="ce11" table:formula="of:=[.M22]+10" office:value-type="float" office:value="80">
            <text:p>80</text:p>
          </table:table-cell>
          <table:table-cell table:style-name="ce11" table:formula="of:=[.N22]+10" office:value-type="float" office:value="30">
            <text:p>30</text:p>
          </table:table-cell>
          <table:table-cell table:style-name="ce11" table:formula="of:=[.O22]+10" office:value-type="float" office:value="-30">
            <text:p>-30</text:p>
          </table:table-cell>
          <table:table-cell table:style-name="ce11" table:formula="of:=[.P22]+10" office:value-type="float" office:value="-40">
            <text:p>-40</text:p>
          </table:table-cell>
          <table:table-cell table:style-name="ce11" table:formula="of:=[.Q22]+10" office:value-type="float" office:value="40">
            <text:p>40</text:p>
          </table:table-cell>
          <table:table-cell table:style-name="ce11" table:formula="of:=[.R22]+10" office:value-type="float" office:value="10">
            <text:p>10</text:p>
          </table:table-cell>
          <table:table-cell table:formula="of:=[.S22]+10" office:value-type="float" office:value="-40">
            <text:p>-40</text:p>
          </table:table-cell>
          <table:table-cell table:formula="of:=[.T22]+10" office:value-type="float" office:value="-50">
            <text:p>-50</text:p>
          </table:table-cell>
          <table:table-cell table:formula="of:=SUM([.B45:.T45])" office:value-type="float" office:value="425">
            <text:p>425</text:p>
          </table:table-cell>
        </table:table-row>
        <table:table-row table:style-name="ro3">
          <table:table-cell table:style-name="ce5" office:value-type="string">
            <text:p>Cambrian</text:p>
          </table:table-cell>
          <table:table-cell table:style-name="ce11" table:formula="of:=[.B23]" office:value-type="float" office:value="45">
            <text:p>45</text:p>
          </table:table-cell>
          <table:table-cell table:style-name="ce11" table:formula="of:=[.C23]" office:value-type="float" office:value="60">
            <text:p>60</text:p>
          </table:table-cell>
          <table:table-cell table:style-name="ce11" table:formula="of:=[.D23]" office:value-type="float" office:value="30">
            <text:p>30</text:p>
          </table:table-cell>
          <table:table-cell table:style-name="ce11" table:formula="of:=[.E23]" office:value-type="float" office:value="70">
            <text:p>70</text:p>
          </table:table-cell>
          <table:table-cell table:style-name="ce11" table:formula="of:=[.F23]" office:value-type="float" office:value="50">
            <text:p>50</text:p>
          </table:table-cell>
          <table:table-cell table:style-name="ce11" table:formula="of:=[.G23]" office:value-type="float" office:value="40">
            <text:p>40</text:p>
          </table:table-cell>
          <table:table-cell table:style-name="ce11" table:formula="of:=[.H23]" office:value-type="float" office:value="70">
            <text:p>70</text:p>
          </table:table-cell>
          <table:table-cell table:style-name="ce11" table:formula="of:=[.I23]" office:value-type="float" office:value="50">
            <text:p>50</text:p>
          </table:table-cell>
          <table:table-cell table:style-name="ce11" table:formula="of:=[.J23]" office:value-type="float" office:value="20">
            <text:p>20</text:p>
          </table:table-cell>
          <table:table-cell table:style-name="ce11" table:formula="of:=[.K23]" office:value-type="float" office:value="60">
            <text:p>60</text:p>
          </table:table-cell>
          <table:table-cell table:style-name="ce11" table:formula="of:=[.L23]" office:value-type="float" office:value="50">
            <text:p>50</text:p>
          </table:table-cell>
          <table:table-cell table:style-name="ce11" table:formula="of:=[.M23]" office:value-type="float" office:value="10">
            <text:p>10</text:p>
          </table:table-cell>
          <table:table-cell table:style-name="ce11" table:formula="of:=[.N23]" office:value-type="float" office:value="80">
            <text:p>80</text:p>
          </table:table-cell>
          <table:table-cell table:style-name="ce11" table:formula="of:=[.O23]" office:value-type="float" office:value="20">
            <text:p>20</text:p>
          </table:table-cell>
          <table:table-cell table:style-name="ce11" table:formula="of:=[.P23]" office:value-type="float" office:value="0">
            <text:p>0</text:p>
          </table:table-cell>
          <table:table-cell table:style-name="ce11" table:formula="of:=[.Q23]" office:value-type="float" office:value="50">
            <text:p>50</text:p>
          </table:table-cell>
          <table:table-cell table:style-name="ce11" table:formula="of:=[.R23]" office:value-type="float" office:value="-10">
            <text:p>-10</text:p>
          </table:table-cell>
          <table:table-cell table:formula="of:=[.S23]" office:value-type="float" office:value="-20">
            <text:p>-20</text:p>
          </table:table-cell>
          <table:table-cell table:formula="of:=[.T23]" office:value-type="float" office:value="-40">
            <text:p>-40</text:p>
          </table:table-cell>
          <table:table-cell table:formula="of:=SUM([.B46:.T46])" office:value-type="float" office:value="635">
            <text:p>635</text:p>
          </table:table-cell>
        </table:table-row>
        <table:table-row table:style-name="ro3">
          <table:table-cell table:style-name="ce6" office:value-type="string">
            <text:p>Desert</text:p>
          </table:table-cell>
          <table:table-cell table:style-name="ce11" table:formula="of:=[.B24]+10" office:value-type="float" office:value="5">
            <text:p>5</text:p>
          </table:table-cell>
          <table:table-cell table:style-name="ce11" table:formula="of:=[.C24]+10" office:value-type="float" office:value="20">
            <text:p>20</text:p>
          </table:table-cell>
          <table:table-cell table:style-name="ce11" table:formula="of:=[.D24]+10" office:value-type="float" office:value="-10">
            <text:p>-10</text:p>
          </table:table-cell>
          <table:table-cell table:style-name="ce11" table:formula="of:=[.E24]+10" office:value-type="float" office:value="30">
            <text:p>30</text:p>
          </table:table-cell>
          <table:table-cell table:style-name="ce11" table:formula="of:=[.F24]+10" office:value-type="float" office:value="10">
            <text:p>10</text:p>
          </table:table-cell>
          <table:table-cell table:style-name="ce11" table:formula="of:=[.G24]+10" office:value-type="float" office:value="0">
            <text:p>0</text:p>
          </table:table-cell>
          <table:table-cell table:style-name="ce11" table:formula="of:=[.H24]+10" office:value-type="float" office:value="40">
            <text:p>40</text:p>
          </table:table-cell>
          <table:table-cell table:style-name="ce11" table:formula="of:=[.I24]+10" office:value-type="float" office:value="10">
            <text:p>10</text:p>
          </table:table-cell>
          <table:table-cell table:style-name="ce11" table:formula="of:=[.J24]+10" office:value-type="float" office:value="-20">
            <text:p>-20</text:p>
          </table:table-cell>
          <table:table-cell table:style-name="ce11" table:formula="of:=[.K24]+10" office:value-type="float" office:value="50">
            <text:p>50</text:p>
          </table:table-cell>
          <table:table-cell table:style-name="ce11" table:formula="of:=[.L24]+10" office:value-type="float" office:value="20">
            <text:p>20</text:p>
          </table:table-cell>
          <table:table-cell table:style-name="ce11" table:formula="of:=[.M24]+10" office:value-type="float" office:value="-30">
            <text:p>-30</text:p>
          </table:table-cell>
          <table:table-cell table:style-name="ce11" table:formula="of:=[.N24]+10" office:value-type="float" office:value="40">
            <text:p>40</text:p>
          </table:table-cell>
          <table:table-cell table:style-name="ce11" table:formula="of:=[.O24]+10" office:value-type="float" office:value="80">
            <text:p>80</text:p>
          </table:table-cell>
          <table:table-cell table:style-name="ce11" table:formula="of:=[.P24]+10" office:value-type="float" office:value="30">
            <text:p>30</text:p>
          </table:table-cell>
          <table:table-cell table:style-name="ce11" table:formula="of:=[.Q24]+10" office:value-type="float" office:value="10">
            <text:p>10</text:p>
          </table:table-cell>
          <table:table-cell table:style-name="ce11" table:formula="of:=[.R24]+10" office:value-type="float" office:value="-20">
            <text:p>-20</text:p>
          </table:table-cell>
          <table:table-cell table:formula="of:=[.S24]+10" office:value-type="float" office:value="0">
            <text:p>0</text:p>
          </table:table-cell>
          <table:table-cell table:formula="of:=[.T24]+10" office:value-type="float" office:value="-50">
            <text:p>-50</text:p>
          </table:table-cell>
          <table:table-cell table:formula="of:=SUM([.B47:.T47])" office:value-type="float" office:value="215">
            <text:p>215</text:p>
          </table:table-cell>
        </table:table-row>
        <table:table-row table:style-name="ro3">
          <table:table-cell table:style-name="ce7" office:value-type="string">
            <text:p>Glaciated</text:p>
          </table:table-cell>
          <table:table-cell table:style-name="ce11" table:formula="of:=[.B25]+10" office:value-type="float" office:value="5">
            <text:p>5</text:p>
          </table:table-cell>
          <table:table-cell table:style-name="ce11" table:formula="of:=[.C25]+10" office:value-type="float" office:value="10">
            <text:p>10</text:p>
          </table:table-cell>
          <table:table-cell table:style-name="ce11" table:formula="of:=[.D25]+10" office:value-type="float" office:value="-10">
            <text:p>-10</text:p>
          </table:table-cell>
          <table:table-cell table:style-name="ce11" table:formula="of:=[.E25]+10" office:value-type="float" office:value="10">
            <text:p>10</text:p>
          </table:table-cell>
          <table:table-cell table:style-name="ce11" table:formula="of:=[.F25]+10" office:value-type="float" office:value="30">
            <text:p>30</text:p>
          </table:table-cell>
          <table:table-cell table:style-name="ce11" table:formula="of:=[.G25]+10" office:value-type="float" office:value="10">
            <text:p>10</text:p>
          </table:table-cell>
          <table:table-cell table:style-name="ce11" table:formula="of:=[.H25]+10" office:value-type="float" office:value="20">
            <text:p>20</text:p>
          </table:table-cell>
          <table:table-cell table:style-name="ce11" table:formula="of:=[.I25]+10" office:value-type="float" office:value="40">
            <text:p>40</text:p>
          </table:table-cell>
          <table:table-cell table:style-name="ce11" table:formula="of:=[.J25]+10" office:value-type="float" office:value="-40">
            <text:p>-40</text:p>
          </table:table-cell>
          <table:table-cell table:style-name="ce11" table:formula="of:=[.K25]+10" office:value-type="float" office:value="20">
            <text:p>20</text:p>
          </table:table-cell>
          <table:table-cell table:style-name="ce11" table:formula="of:=[.L25]+10" office:value-type="float" office:value="40">
            <text:p>40</text:p>
          </table:table-cell>
          <table:table-cell table:style-name="ce11" table:formula="of:=[.M25]+10" office:value-type="float" office:value="-40">
            <text:p>-40</text:p>
          </table:table-cell>
          <table:table-cell table:style-name="ce11" table:formula="of:=[.N25]+10" office:value-type="float" office:value="20">
            <text:p>20</text:p>
          </table:table-cell>
          <table:table-cell table:style-name="ce11" table:formula="of:=[.O25]+10" office:value-type="float" office:value="30">
            <text:p>30</text:p>
          </table:table-cell>
          <table:table-cell table:style-name="ce11" table:formula="of:=[.P25]+10" office:value-type="float" office:value="80">
            <text:p>80</text:p>
          </table:table-cell>
          <table:table-cell table:style-name="ce11" table:formula="of:=[.Q25]+10" office:value-type="float" office:value="20">
            <text:p>20</text:p>
          </table:table-cell>
          <table:table-cell table:style-name="ce11" table:formula="of:=[.R25]+10" office:value-type="float" office:value="10">
            <text:p>10</text:p>
          </table:table-cell>
          <table:table-cell table:formula="of:=[.S25]+10" office:value-type="float" office:value="-50">
            <text:p>-50</text:p>
          </table:table-cell>
          <table:table-cell table:formula="of:=[.T25]+10" office:value-type="float" office:value="0">
            <text:p>0</text:p>
          </table:table-cell>
          <table:table-cell table:formula="of:=SUM([.B48:.T48])" office:value-type="float" office:value="205">
            <text:p>205</text:p>
          </table:table-cell>
        </table:table-row>
        <table:table-row table:style-name="ro3">
          <table:table-cell table:style-name="ce8" office:value-type="string">
            <text:p>Terraformed</text:p>
          </table:table-cell>
          <table:table-cell table:style-name="ce11" table:formula="of:=[.B26]" office:value-type="float" office:value="65">
            <text:p>65</text:p>
          </table:table-cell>
          <table:table-cell table:style-name="ce11" table:formula="of:=[.C26]" office:value-type="float" office:value="70">
            <text:p>70</text:p>
          </table:table-cell>
          <table:table-cell table:style-name="ce11" table:formula="of:=[.D26]" office:value-type="float" office:value="50">
            <text:p>50</text:p>
          </table:table-cell>
          <table:table-cell table:style-name="ce11" table:formula="of:=[.E26]" office:value-type="float" office:value="60">
            <text:p>60</text:p>
          </table:table-cell>
          <table:table-cell table:style-name="ce11" table:formula="of:=[.F26]" office:value-type="float" office:value="70">
            <text:p>70</text:p>
          </table:table-cell>
          <table:table-cell table:style-name="ce11" table:formula="of:=[.G26]" office:value-type="float" office:value="70">
            <text:p>70</text:p>
          </table:table-cell>
          <table:table-cell table:style-name="ce11" table:formula="of:=[.H26]" office:value-type="float" office:value="40">
            <text:p>40</text:p>
          </table:table-cell>
          <table:table-cell table:style-name="ce11" table:formula="of:=[.I26]" office:value-type="float" office:value="50">
            <text:p>50</text:p>
          </table:table-cell>
          <table:table-cell table:style-name="ce11" table:formula="of:=[.J26]" office:value-type="float" office:value="20">
            <text:p>20</text:p>
          </table:table-cell>
          <table:table-cell table:style-name="ce11" table:formula="of:=[.K26]" office:value-type="float" office:value="30">
            <text:p>30</text:p>
          </table:table-cell>
          <table:table-cell table:style-name="ce11" table:formula="of:=[.L26]" office:value-type="float" office:value="50">
            <text:p>50</text:p>
          </table:table-cell>
          <table:table-cell table:style-name="ce11" table:formula="of:=[.M26]" office:value-type="float" office:value="20">
            <text:p>20</text:p>
          </table:table-cell>
          <table:table-cell table:style-name="ce11" table:formula="of:=[.N26]" office:value-type="float" office:value="50">
            <text:p>50</text:p>
          </table:table-cell>
          <table:table-cell table:style-name="ce11" table:formula="of:=[.O26]" office:value-type="float" office:value="-10">
            <text:p>-10</text:p>
          </table:table-cell>
          <table:table-cell table:style-name="ce11" table:formula="of:=[.P26]" office:value-type="float" office:value="0">
            <text:p>0</text:p>
          </table:table-cell>
          <table:table-cell table:style-name="ce11" table:formula="of:=[.Q26]" office:value-type="float" office:value="80">
            <text:p>80</text:p>
          </table:table-cell>
          <table:table-cell table:style-name="ce11" table:formula="of:=[.R26]" office:value-type="float" office:value="0">
            <text:p>0</text:p>
          </table:table-cell>
          <table:table-cell table:formula="of:=[.S26]" office:value-type="float" office:value="-40">
            <text:p>-40</text:p>
          </table:table-cell>
          <table:table-cell table:formula="of:=[.T26]" office:value-type="float" office:value="-30">
            <text:p>-30</text:p>
          </table:table-cell>
          <table:table-cell table:formula="of:=SUM([.B49:.T49])" office:value-type="float" office:value="645">
            <text:p>645</text:p>
          </table:table-cell>
        </table:table-row>
        <table:table-row table:style-name="ro3">
          <table:table-cell table:style-name="ce9" office:value-type="string">
            <text:p>Tomb</text:p>
          </table:table-cell>
          <table:table-cell table:style-name="ce11" table:formula="of:=[.B27]+5" office:value-type="float" office:value="15">
            <text:p>15</text:p>
          </table:table-cell>
          <table:table-cell table:style-name="ce11" table:formula="of:=[.C27]+5" office:value-type="float" office:value="10">
            <text:p>10</text:p>
          </table:table-cell>
          <table:table-cell table:style-name="ce11" table:formula="of:=[.D27]+5" office:value-type="float" office:value="10">
            <text:p>10</text:p>
          </table:table-cell>
          <table:table-cell table:style-name="ce11" table:formula="of:=[.E27]+5" office:value-type="float" office:value="0">
            <text:p>0</text:p>
          </table:table-cell>
          <table:table-cell table:style-name="ce11" table:formula="of:=[.F27]+5" office:value-type="float" office:value="20">
            <text:p>20</text:p>
          </table:table-cell>
          <table:table-cell table:style-name="ce11" table:formula="of:=[.G27]+5" office:value-type="float" office:value="10">
            <text:p>10</text:p>
          </table:table-cell>
          <table:table-cell table:style-name="ce11" table:formula="of:=[.H27]+5" office:value-type="float" office:value="-10">
            <text:p>-10</text:p>
          </table:table-cell>
          <table:table-cell table:style-name="ce11" table:formula="of:=[.I27]+5" office:value-type="float" office:value="20">
            <text:p>20</text:p>
          </table:table-cell>
          <table:table-cell table:style-name="ce11" table:formula="of:=[.J27]+5" office:value-type="float" office:value="-10">
            <text:p>-10</text:p>
          </table:table-cell>
          <table:table-cell table:style-name="ce11" table:formula="of:=[.K27]+5" office:value-type="float" office:value="-10">
            <text:p>-10</text:p>
          </table:table-cell>
          <table:table-cell table:style-name="ce11" table:formula="of:=[.L27]+5" office:value-type="float" office:value="20">
            <text:p>20</text:p>
          </table:table-cell>
          <table:table-cell table:style-name="ce11" table:formula="of:=[.M27]+5" office:value-type="float" office:value="0">
            <text:p>0</text:p>
          </table:table-cell>
          <table:table-cell table:style-name="ce11" table:formula="of:=[.N27]+5" office:value-type="float" office:value="0">
            <text:p>0</text:p>
          </table:table-cell>
          <table:table-cell table:style-name="ce11" table:formula="of:=[.O27]+5" office:value-type="float" office:value="-30">
            <text:p>-30</text:p>
          </table:table-cell>
          <table:table-cell table:style-name="ce11" table:formula="of:=[.P27]+5" office:value-type="float" office:value="0">
            <text:p>0</text:p>
          </table:table-cell>
          <table:table-cell table:style-name="ce11" table:formula="of:=[.Q27]+5" office:value-type="float" office:value="10">
            <text:p>10</text:p>
          </table:table-cell>
          <table:table-cell table:style-name="ce11" table:formula="of:=[.R27]+5" office:value-type="float" office:value="80">
            <text:p>80</text:p>
          </table:table-cell>
          <table:table-cell table:formula="of:=[.S27]+5" office:value-type="float" office:value="-40">
            <text:p>-40</text:p>
          </table:table-cell>
          <table:table-cell table:formula="of:=[.T27]+5" office:value-type="float" office:value="-10">
            <text:p>-10</text:p>
          </table:table-cell>
          <table:table-cell table:formula="of:=SUM([.B50:.T50])" office:value-type="float" office:value="85">
            <text:p>85</text:p>
          </table:table-cell>
        </table:table-row>
        <table:table-row table:style-name="ro2">
          <table:table-cell office:value-type="string">
            <text:p>Hot Greenhouse</text:p>
          </table:table-cell>
          <table:table-cell table:number-columns-repeated="19"/>
          <table:table-cell table:formula="of:=SUM([.B51:.T51])" office:value-type="float" office:value="0">
            <text:p>0</text:p>
          </table:table-cell>
        </table:table-row>
        <table:table-row table:style-name="ro2">
          <table:table-cell office:value-type="string">
            <text:p>Cold Greenhouse</text:p>
          </table:table-cell>
          <table:table-cell table:number-columns-repeated="19"/>
          <table:table-cell table:formula="of:=SUM([.B52:.T52])" office:value-type="float" office:value="0">
            <text:p>0</text:p>
          </table:table-cell>
        </table:table-row>
      </table:table>
      <table:table table:name="Folh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29/10/2017</text:date>, <text:time>12:4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eira</meta:initial-creator>
    <meta:creation-date>2017-04-28T14:27:10.19</meta:creation-date>
    <dc:date>2017-10-29T12:47:11.46</dc:date>
    <dc:creator>Alexandre Madeira</dc:creator>
    <meta:editing-duration>PT3H6M9S</meta:editing-duration>
    <meta:editing-cycles>6</meta:editing-cycles>
    <meta:generator>OpenOffice/4.1.3$Win32 OpenOffice.org_project/413m1$Build-9783</meta:generator>
    <meta:document-statistic meta:table-count="3" meta:cell-count="938" meta:object-count="0"/>
  </office:meta>
</office:document-meta>
</file>